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20.66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38.28mm"/>
    </style:style>
    <style:style style:name="co5" style:family="table-column">
      <style:table-column-properties fo:break-before="auto" style:column-width="16.85mm"/>
    </style:style>
    <style:style style:name="co6" style:family="table-column">
      <style:table-column-properties fo:break-before="auto" style:column-width="14.73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70.75mm"/>
    </style:style>
    <style:style style:name="co9" style:family="table-column">
      <style:table-column-properties fo:break-before="auto" style:column-width="42.74mm"/>
    </style:style>
    <style:style style:name="co10" style:family="table-column">
      <style:table-column-properties fo:break-before="auto" style:column-width="52.71mm"/>
    </style:style>
    <style:style style:name="co11" style:family="table-column">
      <style:table-column-properties fo:break-before="auto" style:column-width="53.36mm"/>
    </style:style>
    <style:style style:name="co12" style:family="table-column">
      <style:table-column-properties fo:break-before="auto" style:column-width="22.15mm"/>
    </style:style>
    <style:style style:name="co13" style:family="table-column">
      <style:table-column-properties fo:break-before="auto" style:column-width="44.64mm"/>
    </style:style>
    <style:style style:name="co14" style:family="table-column">
      <style:table-column-properties fo:break-before="auto" style:column-width="47.2mm"/>
    </style:style>
    <style:style style:name="co15" style:family="table-column">
      <style:table-column-properties fo:break-before="auto" style:column-width="60.36mm"/>
    </style:style>
    <style:style style:name="co16" style:family="table-column">
      <style:table-column-properties fo:break-before="auto" style:column-width="20.87mm"/>
    </style:style>
    <style:style style:name="co17" style:family="table-column">
      <style:table-column-properties fo:break-before="auto" style:column-width="35.1mm"/>
    </style:style>
    <style:style style:name="co18" style:family="table-column">
      <style:table-column-properties fo:break-before="auto" style:column-width="117.03mm"/>
    </style:style>
    <style:style style:name="co19" style:family="table-column">
      <style:table-column-properties fo:break-before="auto" style:column-width="51.22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18.96mm"/>
    </style:style>
    <style:style style:name="co23" style:family="table-column">
      <style:table-column-properties fo:break-before="auto" style:column-width="6.86mm"/>
    </style:style>
    <style:style style:name="co24" style:family="table-column">
      <style:table-column-properties fo:break-before="auto" style:column-width="53.99mm"/>
    </style:style>
    <style:style style:name="co25" style:family="table-column">
      <style:table-column-properties fo:break-before="auto" style:column-width="59.07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19.39mm"/>
    </style:style>
    <style:style style:name="co28" style:family="table-column">
      <style:table-column-properties fo:break-before="auto" style:column-width="72.25mm"/>
    </style:style>
    <style:style style:name="co29" style:family="table-column">
      <style:table-column-properties fo:break-before="auto" style:column-width="78.62mm"/>
    </style:style>
    <style:style style:name="co30" style:family="table-column">
      <style:table-column-properties fo:break-before="auto" style:column-width="24.69mm"/>
    </style:style>
    <style:style style:name="co31" style:family="table-column">
      <style:table-column-properties fo:break-before="auto" style:column-width="8.57mm"/>
    </style:style>
    <style:style style:name="co32" style:family="table-column">
      <style:table-column-properties fo:break-before="auto" style:column-width="17.06mm"/>
    </style:style>
    <style:style style:name="co33" style:family="table-column">
      <style:table-column-properties fo:break-before="auto" style:column-width="28.1mm"/>
    </style:style>
    <style:style style:name="co34" style:family="table-column">
      <style:table-column-properties fo:break-before="auto" style:column-width="68.84mm"/>
    </style:style>
    <style:style style:name="co35" style:family="table-column">
      <style:table-column-properties fo:break-before="auto" style:column-width="99.84mm"/>
    </style:style>
    <style:style style:name="co36" style:family="table-column">
      <style:table-column-properties fo:break-before="auto" style:column-width="96.64mm"/>
    </style:style>
    <style:style style:name="co37" style:family="table-column">
      <style:table-column-properties fo:break-before="auto" style:column-width="33.6mm"/>
    </style:style>
    <style:style style:name="co38" style:family="table-column">
      <style:table-column-properties fo:break-before="auto" style:column-width="43.59mm"/>
    </style:style>
    <style:style style:name="co39" style:family="table-column">
      <style:table-column-properties fo:break-before="auto" style:column-width="76.69mm"/>
    </style:style>
    <style:style style:name="co40" style:family="table-column">
      <style:table-column-properties fo:break-before="auto" style:column-width="84.54mm"/>
    </style:style>
    <style:style style:name="co41" style:family="table-column">
      <style:table-column-properties fo:break-before="auto" style:column-width="94.53mm"/>
    </style:style>
    <style:style style:name="co42" style:family="table-column">
      <style:table-column-properties fo:break-before="auto" style:column-width="12.81mm"/>
    </style:style>
    <style:style style:name="co43" style:family="table-column">
      <style:table-column-properties fo:break-before="auto" style:column-width="10.48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16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number-columns-repeated="5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16" table:number-columns-repeated="4" table:default-cell-style-name="Default"/>
        <table:table-column table:style-name="co32" table:default-cell-style-name="Default"/>
        <table:table-column table:style-name="co42" table:default-cell-style-name="Default"/>
        <table:table-column table:style-name="co16" table:default-cell-style-name="Default"/>
        <table:table-column table:style-name="co43" table:number-columns-repeated="2" table:default-cell-style-name="Default"/>
        <table:table-column table:style-name="co3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header (head)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7" table:number-rows-spanned="1">
            <text:p>parameters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1"/>
          <table:table-cell table:style-name="ce1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estimated value of A(3) adjustment term parameter</text:p>
          </table:table-cell>
          <table:table-cell table:style-name="ce1" office:value-type="string" calcext:value-type="string">
            <text:p>estimated value of A(4) adjustment term parameter</text:p>
          </table:table-cell>
          <table:table-cell table:style-name="ce1" office:value-type="string" calcext:value-type="string">
            <text:p>estimated value of A(5) adjustment term parameter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1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8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4.03" calcext:value-type="date">
            <text:p>2020-04-23 23:22:34</text:p>
          </table:table-cell>
          <table:table-cell office:value-type="string" calcext:value-type="string">
            <text:p>ACDC\2019-natred\SylvAtri-ab-m-5mn-hno-cos-g15-d300-ul3d7hg3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1.8020000000001" calcext:value-type="float">
            <text:p>21,8020000000001</text:p>
          </table:table-cell>
          <table:table-cell office:value-type="float" office:value="2657.012" calcext:value-type="float">
            <text:p>2657,012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3.99" calcext:value-type="date">
            <text:p>2020-04-23 23:22:33</text:p>
          </table:table-cell>
          <table:table-cell office:value-type="string" calcext:value-type="string">
            <text:p>ACDC\2019-natred\SylvAtri-ab-m-5mn-haz-cos-1juaybs8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4.863" calcext:value-type="float">
            <text:p>234,863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9" calcext:value-type="date">
            <text:p>2020-04-23 23:22:33</text:p>
          </table:table-cell>
          <table:table-cell office:value-type="string" calcext:value-type="string">
            <text:p>ACDC\2019-natred\SylvAtri-ab-m-5mn-hno-cos-g10-pgzljfp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47.157" calcext:value-type="float">
            <text:p>247,157</text:p>
          </table:table-cell>
          <table:table-cell office:value-type="float" office:value="2882.367" calcext:value-type="float">
            <text:p>2882,367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3.85" calcext:value-type="date">
            <text:p>2020-04-23 23:22:33</text:p>
          </table:table-cell>
          <table:table-cell office:value-type="string" calcext:value-type="string">
            <text:p>ACDC\2019-natred\SylvAtri-ab-m-5mn-hno-cos-ix05k3sd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50.879" calcext:value-type="float">
            <text:p>250,879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3.94" calcext:value-type="date">
            <text:p>2020-04-23 23:22:33</text:p>
          </table:table-cell>
          <table:table-cell office:value-type="string" calcext:value-type="string">
            <text:p>ACDC\2019-natred\SylvAtri-ab-m-5mn-hno-cos-d280-p5dj1uvk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44.8400000000002" calcext:value-type="float">
            <text:p>44,8400000000002</text:p>
          </table:table-cell>
          <table:table-cell office:value-type="float" office:value="2680.05" calcext:value-type="float">
            <text:p>2680,05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no-cos-g20-d3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3.97" calcext:value-type="date">
            <text:p>2020-04-23 23:22:33</text:p>
          </table:table-cell>
          <table:table-cell office:value-type="string" calcext:value-type="string">
            <text:p>ACDC\2019-natred\SylvAtri-ab-m-5mn-hno-cos-g20-d300-t14-iwbuitiv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4722983" calcext:value-type="float">
            <text:p>0,04722983</text:p>
          </table:table-cell>
          <table:table-cell office:value-type="float" office:value="0.01923484" calcext:value-type="float">
            <text:p>0,01923484</text:p>
          </table:table-cell>
          <table:table-cell office:value-type="float" office:value="0.2347112" calcext:value-type="float">
            <text:p>0,2347112</text:p>
          </table:table-cell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2" calcext:value-type="date">
            <text:p>2020-04-23 23:22:35</text:p>
          </table:table-cell>
          <table:table-cell office:value-type="string" calcext:value-type="string">
            <text:p>ACDC\2019-natred\SylvAtri-ab-m-5mn-haz-cos-g10-pvjofxog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231.345" calcext:value-type="float">
            <text:p>231,345</text:p>
          </table:table-cell>
          <table:table-cell office:value-type="float" office:value="2866.555" calcext:value-type="float">
            <text:p>2866,555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3346765" calcext:value-type="float">
            <text:p>0,03346765</text:p>
          </table:table-cell>
          <table:table-cell office:value-type="float" office:value="0.08475578" calcext:value-type="float">
            <text:p>0,08475578</text:p>
          </table:table-cell>
          <table:table-cell office:value-type="float" office:value="0.04122204" calcext:value-type="float">
            <text:p>0,04122204</text:p>
          </table:table-cell>
          <table:table-cell office:value-type="float" office:value="0.0001359788" calcext:value-type="float">
            <text:p>0,0001359788</text:p>
          </table:table-cell>
          <table:table-cell office:value-type="float" office:value="0.08870411" calcext:value-type="float">
            <text:p>0,08870411</text:p>
          </table:table-cell>
          <table:table-cell office:value-type="float" office:value="0.0001142248" calcext:value-type="float">
            <text:p>0,0001142248</text:p>
          </table:table-cell>
          <table:table-cell office:value-type="float" office:value="0.0001618759" calcext:value-type="float">
            <text:p>0,0001618759</text:p>
          </table:table-cell>
          <table:table-cell office:value-type="float" office:value="259" calcext:value-type="float">
            <text:p>259</text:p>
          </table:table-cell>
          <table:table-cell office:value-type="float" office:value="0.06171423" calcext:value-type="float">
            <text:p>0,06171423</text:p>
          </table:table-cell>
          <table:table-cell office:value-type="float" office:value="0.08870412" calcext:value-type="float">
            <text:p>0,08870412</text:p>
          </table:table-cell>
          <table:table-cell office:value-type="float" office:value="0.05184111" calcext:value-type="float">
            <text:p>0,05184111</text:p>
          </table:table-cell>
          <table:table-cell office:value-type="float" office:value="0.07346767" calcext:value-type="float">
            <text:p>0,07346767</text:p>
          </table:table-cell>
          <table:table-cell office:value-type="float" office:value="259" calcext:value-type="float">
            <text:p>259</text:p>
          </table:table-cell>
          <table:table-cell office:value-type="float" office:value="121.2773" calcext:value-type="float">
            <text:p>121,2773</text:p>
          </table:table-cell>
          <table:table-cell office:value-type="float" office:value="0.04435206" calcext:value-type="float">
            <text:p>0,04435206</text:p>
          </table:table-cell>
          <table:table-cell office:value-type="float" office:value="111.1395" calcext:value-type="float">
            <text:p>111,1395</text:p>
          </table:table-cell>
          <table:table-cell office:value-type="float" office:value="132.3398" calcext:value-type="float">
            <text:p>132,3398</text:p>
          </table:table-cell>
          <table:table-cell office:value-type="float" office:value="259" calcext:value-type="float">
            <text:p>259</text:p>
          </table:table-cell>
          <table:table-cell office:value-type="float" office:value="2866.602" calcext:value-type="float">
            <text:p>2866,602</text:p>
          </table:table-cell>
          <table:table-cell office:value-type="float" office:value="2873.684" calcext:value-type="float">
            <text:p>2873,684</text:p>
          </table:table-cell>
          <table:table-cell office:value-type="float" office:value="-1431.278" calcext:value-type="float">
            <text:p>-1431,278</text:p>
          </table:table-cell>
          <table:table-cell office:value-type="float" office:value="0.6164634" calcext:value-type="float">
            <text:p>0,616463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2216" calcext:value-type="float">
            <text:p>91,42216</text:p>
          </table:table-cell>
          <table:table-cell office:value-type="float" office:value="3.908372" calcext:value-type="float">
            <text:p>3,908372</text:p>
          </table:table-cell>
          <table:table-cell table:number-columns-repeated="3"/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0.2972886" calcext:value-type="float">
            <text:p>0,2972886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0.2340084" calcext:value-type="float">
            <text:p>0,2340084</text:p>
          </table:table-cell>
          <table:table-cell office:value-type="float" office:value="0.3776809" calcext:value-type="float">
            <text:p>0,3776809</text:p>
          </table:table-cell>
          <table:table-cell office:value-type="float" office:value="292.3225" calcext:value-type="float">
            <text:p>292,3225</text:p>
          </table:table-cell>
          <table:table-cell office:value-type="float" office:value="713" calcext:value-type="float">
            <text:p>713</text:p>
          </table:table-cell>
          <table:table-cell office:value-type="float" office:value="0.1220632" calcext:value-type="float">
            <text:p>0,1220632</text:p>
          </table:table-cell>
          <table:table-cell office:value-type="float" office:value="562" calcext:value-type="float">
            <text:p>562</text:p>
          </table:table-cell>
          <table:table-cell office:value-type="float" office:value="906" calcext:value-type="float">
            <text:p>906</text:p>
          </table:table-cell>
          <table:table-cell office:value-type="float" office:value="292.3225" calcext:value-type="float">
            <text:p>292,32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10mn-hno-cos-g10-v_i5x2wn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5.31" calcext:value-type="date">
            <text:p>2020-04-23 23:22:35</text:p>
          </table:table-cell>
          <table:table-cell office:value-type="string" calcext:value-type="string">
            <text:p>ACDC\2019-natred\SylvAtri-ab-m-10mn-hno-cos-qltrbcjn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27" calcext:value-type="date">
            <text:p>2020-04-23 23:22:35</text:p>
          </table:table-cell>
          <table:table-cell office:value-type="string" calcext:value-type="string">
            <text:p>ACDC\2019-natred\SylvAtri-ab-m-5mn-haz-cos-d280-513qynl5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43.3800000000001" calcext:value-type="float">
            <text:p>43,3800000000001</text:p>
          </table:table-cell>
          <table:table-cell office:value-type="float" office:value="2678.59" calcext:value-type="float">
            <text:p>2678,59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117941" calcext:value-type="float">
            <text:p>0,117941</text:p>
          </table:table-cell>
          <table:table-cell office:value-type="float" office:value="0.02256668" calcext:value-type="float">
            <text:p>0,02256668</text:p>
          </table:table-cell>
          <table:table-cell office:value-type="float" office:value="0.005165279" calcext:value-type="float">
            <text:p>0,005165279</text:p>
          </table:table-cell>
          <table:table-cell office:value-type="float" office:value="0.0001430961" calcext:value-type="float">
            <text:p>0,0001430961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0001087936" calcext:value-type="float">
            <text:p>0,0001087936</text:p>
          </table:table-cell>
          <table:table-cell office:value-type="float" office:value="0.0001882141" calcext:value-type="float">
            <text:p>0,0001882141</text:p>
          </table:table-cell>
          <table:table-cell office:value-type="float" office:value="248" calcext:value-type="float">
            <text:p>248</text:p>
          </table:table-cell>
          <table:table-cell office:value-type="float" office:value="0.1782733" calcext:value-type="float">
            <text:p>0,1782733</text:p>
          </table:table-cell>
          <table:table-cell office:value-type="float" office:value="0.1398249" calcext:value-type="float">
            <text:p>0,1398249</text:p>
          </table:table-cell>
          <table:table-cell office:value-type="float" office:value="0.1355383" calcext:value-type="float">
            <text:p>0,1355383</text:p>
          </table:table-cell>
          <table:table-cell office:value-type="float" office:value="0.2344826" calcext:value-type="float">
            <text:p>0,2344826</text:p>
          </table:table-cell>
          <table:table-cell office:value-type="float" office:value="248" calcext:value-type="float">
            <text:p>248</text:p>
          </table:table-cell>
          <table:table-cell office:value-type="float" office:value="118.2228" calcext:value-type="float">
            <text:p>118,2228</text:p>
          </table:table-cell>
          <table:table-cell office:value-type="float" office:value="0.06991243" calcext:value-type="float">
            <text:p>0,06991243</text:p>
          </table:table-cell>
          <table:table-cell office:value-type="float" office:value="103.0321" calcext:value-type="float">
            <text:p>103,0321</text:p>
          </table:table-cell>
          <table:table-cell office:value-type="float" office:value="135.6531" calcext:value-type="float">
            <text:p>135,6531</text:p>
          </table:table-cell>
          <table:table-cell office:value-type="float" office:value="248" calcext:value-type="float">
            <text:p>248</text:p>
          </table:table-cell>
          <table:table-cell office:value-type="float" office:value="2678.687" calcext:value-type="float">
            <text:p>2678,687</text:p>
          </table:table-cell>
          <table:table-cell office:value-type="float" office:value="2689.166" calcext:value-type="float">
            <text:p>2689,166</text:p>
          </table:table-cell>
          <table:table-cell office:value-type="float" office:value="-1336.295" calcext:value-type="float">
            <text:p>-1336,295</text:p>
          </table:table-cell>
          <table:table-cell office:value-type="float" office:value="0.5692908" calcext:value-type="float">
            <text:p>0,569290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59586" calcext:value-type="float">
            <text:p>93,59586</text:p>
          </table:table-cell>
          <table:table-cell office:value-type="float" office:value="3.880848" calcext:value-type="float">
            <text:p>3,880848</text:p>
          </table:table-cell>
          <table:table-cell office:value-type="float" office:value="0.05117168" calcext:value-type="float">
            <text:p>0,05117168</text:p>
          </table:table-cell>
          <table:table-cell table:number-columns-repeated="2"/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0.3008625" calcext:value-type="float">
            <text:p>0,3008625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0.2184498" calcext:value-type="float">
            <text:p>0,2184498</text:p>
          </table:table-cell>
          <table:table-cell office:value-type="float" office:value="0.4143662" calcext:value-type="float">
            <text:p>0,4143662</text:p>
          </table:table-cell>
          <table:table-cell office:value-type="float" office:value="342.9494" calcext:value-type="float">
            <text:p>342,9494</text:p>
          </table:table-cell>
          <table:table-cell office:value-type="float" office:value="722" calcext:value-type="float">
            <text:p>722</text:p>
          </table:table-cell>
          <table:table-cell office:value-type="float" office:value="0.1638249" calcext:value-type="float">
            <text:p>0,1638249</text:p>
          </table:table-cell>
          <table:table-cell office:value-type="float" office:value="524" calcext:value-type="float">
            <text:p>524</text:p>
          </table:table-cell>
          <table:table-cell office:value-type="float" office:value="994" calcext:value-type="float">
            <text:p>994</text:p>
          </table:table-cell>
          <table:table-cell office:value-type="float" office:value="342.9494" calcext:value-type="float">
            <text:p>342,949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26" calcext:value-type="date">
            <text:p>2020-04-23 23:22:35</text:p>
          </table:table-cell>
          <table:table-cell office:value-type="string" calcext:value-type="string">
            <text:p>ACDC\2019-natred\SylvAtri-ab-m-5mn-haz-cos-g15-d300-ttlsrqyc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8.308" calcext:value-type="float">
            <text:p>18,308</text:p>
          </table:table-cell>
          <table:table-cell office:value-type="float" office:value="2653.518" calcext:value-type="float">
            <text:p>2653,518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2286875" calcext:value-type="float">
            <text:p>0,02286875</text:p>
          </table:table-cell>
          <table:table-cell office:value-type="float" office:value="0.08795309" calcext:value-type="float">
            <text:p>0,08795309</text:p>
          </table:table-cell>
          <table:table-cell office:value-type="float" office:value="0.1192739" calcext:value-type="float">
            <text:p>0,1192739</text:p>
          </table:table-cell>
          <table:table-cell office:value-type="float" office:value="0.0001513365" calcext:value-type="float">
            <text:p>0,0001513365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000965118" calcext:value-type="float">
            <text:p>9,65118E-05</text:p>
          </table:table-cell>
          <table:table-cell office:value-type="float" office:value="0.0002373051" calcext:value-type="float">
            <text:p>0,0002373051</text:p>
          </table:table-cell>
          <table:table-cell office:value-type="float" office:value="244" calcext:value-type="float">
            <text:p>244</text:p>
          </table:table-cell>
          <table:table-cell office:value-type="float" office:value="0.1468398" calcext:value-type="float">
            <text:p>0,1468398</text:p>
          </table:table-cell>
          <table:table-cell office:value-type="float" office:value="0.2313867" calcext:value-type="float">
            <text:p>0,2313867</text:p>
          </table:table-cell>
          <table:table-cell office:value-type="float" office:value="0.09364411" calcext:value-type="float">
            <text:p>0,09364411</text:p>
          </table:table-cell>
          <table:table-cell office:value-type="float" office:value="0.2302539" calcext:value-type="float">
            <text:p>0,2302539</text:p>
          </table:table-cell>
          <table:table-cell office:value-type="float" office:value="244" calcext:value-type="float">
            <text:p>244</text:p>
          </table:table-cell>
          <table:table-cell office:value-type="float" office:value="114.959" calcext:value-type="float">
            <text:p>114,959</text:p>
          </table:table-cell>
          <table:table-cell office:value-type="float" office:value="0.1156933" calcext:value-type="float">
            <text:p>0,1156933</text:p>
          </table:table-cell>
          <table:table-cell office:value-type="float" office:value="91.60152" calcext:value-type="float">
            <text:p>91,60152</text:p>
          </table:table-cell>
          <table:table-cell office:value-type="float" office:value="144.2725" calcext:value-type="float">
            <text:p>144,2725</text:p>
          </table:table-cell>
          <table:table-cell office:value-type="float" office:value="244" calcext:value-type="float">
            <text:p>244</text:p>
          </table:table-cell>
          <table:table-cell office:value-type="float" office:value="2653.765" calcext:value-type="float">
            <text:p>2653,765</text:p>
          </table:table-cell>
          <table:table-cell office:value-type="float" office:value="2671.105" calcext:value-type="float">
            <text:p>2671,105</text:p>
          </table:table-cell>
          <table:table-cell office:value-type="float" office:value="-1321.759" calcext:value-type="float">
            <text:p>-1321,759</text:p>
          </table:table-cell>
          <table:table-cell office:value-type="float" office:value="0.8021793" calcext:value-type="float">
            <text:p>0,802179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.6701" calcext:value-type="float">
            <text:p>102,6701</text:p>
          </table:table-cell>
          <table:table-cell office:value-type="float" office:value="4.465711" calcext:value-type="float">
            <text:p>4,465711</text:p>
          </table:table-cell>
          <table:table-cell office:value-type="float" office:value="-0.005546573" calcext:value-type="float">
            <text:p>-0,005546573</text:p>
          </table:table-cell>
          <table:table-cell office:value-type="float" office:value="0.3277911" calcext:value-type="float">
            <text:p>0,3277911</text:p>
          </table:table-cell>
          <table:table-cell office:value-type="float" office:value="-0.1840489" calcext:value-type="float">
            <text:p>-0,1840489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0.3156528" calcext:value-type="float">
            <text:p>0,315652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0.1957924" calcext:value-type="float">
            <text:p>0,1957924</text:p>
          </table:table-cell>
          <table:table-cell office:value-type="float" office:value="0.5088894" calcext:value-type="float">
            <text:p>0,5088894</text:p>
          </table:table-cell>
          <table:table-cell office:value-type="float" office:value="299.6434" calcext:value-type="float">
            <text:p>299,6434</text:p>
          </table:table-cell>
          <table:table-cell office:value-type="float" office:value="758" calcext:value-type="float">
            <text:p>758</text:p>
          </table:table-cell>
          <table:table-cell office:value-type="float" office:value="0.2463053" calcext:value-type="float">
            <text:p>0,2463053</text:p>
          </table:table-cell>
          <table:table-cell office:value-type="float" office:value="470" calcext:value-type="float">
            <text:p>470</text:p>
          </table:table-cell>
          <table:table-cell office:value-type="float" office:value="1221" calcext:value-type="float">
            <text:p>1221</text:p>
          </table:table-cell>
          <table:table-cell office:value-type="float" office:value="299.6434" calcext:value-type="float">
            <text:p>299,6434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-haz-cos-g20-d3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5.25" calcext:value-type="date">
            <text:p>2020-04-23 23:22:35</text:p>
          </table:table-cell>
          <table:table-cell office:value-type="string" calcext:value-type="string">
            <text:p>ACDC\2019-natred\SylvAtri-ab-m-5mn-haz-cos-g20-d300-t14-ecg7lirj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35.21" calcext:value-type="float">
            <text:p>2635,21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7956392" calcext:value-type="float">
            <text:p>0,07956392</text:p>
          </table:table-cell>
          <table:table-cell office:value-type="float" office:value="0.07932407" calcext:value-type="float">
            <text:p>0,07932407</text:p>
          </table:table-cell>
          <table:table-cell office:value-type="float" office:value="0.4473896" calcext:value-type="float">
            <text:p>0,4473896</text:p>
          </table:table-cell>
          <table:table-cell office:value-type="float" office:value="0.0001621051" calcext:value-type="float">
            <text:p>0,0001621051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001037649" calcext:value-type="float">
            <text:p>0,0001037649</text:p>
          </table:table-cell>
          <table:table-cell office:value-type="float" office:value="0.0002532462" calcext:value-type="float">
            <text:p>0,0002532462</text:p>
          </table:table-cell>
          <table:table-cell office:value-type="float" office:value="243" calcext:value-type="float">
            <text:p>243</text:p>
          </table:table-cell>
          <table:table-cell office:value-type="float" office:value="0.1370853" calcext:value-type="float">
            <text:p>0,1370853</text:p>
          </table:table-cell>
          <table:table-cell office:value-type="float" office:value="0.2294169" calcext:value-type="float">
            <text:p>0,2294169</text:p>
          </table:table-cell>
          <table:table-cell office:value-type="float" office:value="0.08774948" calcext:value-type="float">
            <text:p>0,08774948</text:p>
          </table:table-cell>
          <table:table-cell office:value-type="float" office:value="0.2141594" calcext:value-type="float">
            <text:p>0,2141594</text:p>
          </table:table-cell>
          <table:table-cell office:value-type="float" office:value="243" calcext:value-type="float">
            <text:p>243</text:p>
          </table:table-cell>
          <table:table-cell office:value-type="float" office:value="111.0751" calcext:value-type="float">
            <text:p>111,0751</text:p>
          </table:table-cell>
          <table:table-cell office:value-type="float" office:value="0.1147085" calcext:value-type="float">
            <text:p>0,1147085</text:p>
          </table:table-cell>
          <table:table-cell office:value-type="float" office:value="88.67648" calcext:value-type="float">
            <text:p>88,67648</text:p>
          </table:table-cell>
          <table:table-cell office:value-type="float" office:value="139.1313" calcext:value-type="float">
            <text:p>139,1313</text:p>
          </table:table-cell>
          <table:table-cell office:value-type="float" office:value="243" calcext:value-type="float">
            <text:p>243</text:p>
          </table:table-cell>
          <table:table-cell office:value-type="float" office:value="2635.458" calcext:value-type="float">
            <text:p>2635,458</text:p>
          </table:table-cell>
          <table:table-cell office:value-type="float" office:value="2652.777" calcext:value-type="float">
            <text:p>2652,777</text:p>
          </table:table-cell>
          <table:table-cell office:value-type="float" office:value="-1312.605" calcext:value-type="float">
            <text:p>-1312,605</text:p>
          </table:table-cell>
          <table:table-cell office:value-type="float" office:value="0.7817914" calcext:value-type="float">
            <text:p>0,781791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3.2497" calcext:value-type="float">
            <text:p>103,2497</text:p>
          </table:table-cell>
          <table:table-cell office:value-type="float" office:value="4.534401" calcext:value-type="float">
            <text:p>4,534401</text:p>
          </table:table-cell>
          <table:table-cell office:value-type="float" office:value="0.01808755" calcext:value-type="float">
            <text:p>0,01808755</text:p>
          </table:table-cell>
          <table:table-cell office:value-type="float" office:value="0.3444638" calcext:value-type="float">
            <text:p>0,3444638</text:p>
          </table:table-cell>
          <table:table-cell office:value-type="float" office:value="-0.1755891" calcext:value-type="float">
            <text:p>-0,1755891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0.3367557" calcext:value-type="float">
            <text:p>0,3367557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0.2097415" calcext:value-type="float">
            <text:p>0,2097415</text:p>
          </table:table-cell>
          <table:table-cell office:value-type="float" office:value="0.5406864" calcext:value-type="float">
            <text:p>0,5406864</text:p>
          </table:table-cell>
          <table:table-cell office:value-type="float" office:value="298.1967" calcext:value-type="float">
            <text:p>298,1967</text:p>
          </table:table-cell>
          <table:table-cell office:value-type="float" office:value="808" calcext:value-type="float">
            <text:p>808</text:p>
          </table:table-cell>
          <table:table-cell office:value-type="float" office:value="0.2441205" calcext:value-type="float">
            <text:p>0,2441205</text:p>
          </table:table-cell>
          <table:table-cell office:value-type="float" office:value="503" calcext:value-type="float">
            <text:p>503</text:p>
          </table:table-cell>
          <table:table-cell office:value-type="float" office:value="1298" calcext:value-type="float">
            <text:p>1298</text:p>
          </table:table-cell>
          <table:table-cell office:value-type="float" office:value="298.1967" calcext:value-type="float">
            <text:p>298,196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7" calcext:value-type="date">
            <text:p>2020-04-23 23:22:35</text:p>
          </table:table-cell>
          <table:table-cell office:value-type="string" calcext:value-type="string">
            <text:p>ACDC\2019-natred\SylvAtri-ab-m-10mn-hno-cos-g15-d300-ik6z6amq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g20-d3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5.79" calcext:value-type="date">
            <text:p>2020-04-23 23:22:35</text:p>
          </table:table-cell>
          <table:table-cell office:value-type="string" calcext:value-type="string">
            <text:p>ACDC\2019-natred\SylvAtri-ab-m-10mn-hno-cos-g20-d300-t18-c33weicg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5.72" calcext:value-type="date">
            <text:p>2020-04-23 23:22:35</text:p>
          </table:table-cell>
          <table:table-cell office:value-type="string" calcext:value-type="string">
            <text:p>ACDC\2019-natred\SylvAtri-ab-m-10mn-hno-cos-d280-ekoo7vx8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3" calcext:value-type="date">
            <text:p>2020-04-23 23:22:35</text:p>
          </table:table-cell>
          <table:table-cell office:value-type="string" calcext:value-type="string">
            <text:p>ACDC\2019-natred\SylvAtri-ab-m-10mn-haz-cos-g10-1pqba_8e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5.89" calcext:value-type="date">
            <text:p>2020-04-23 23:22:35</text:p>
          </table:table-cell>
          <table:table-cell office:value-type="string" calcext:value-type="string">
            <text:p>ACDC\2019-natred\SylvAtri-ab-m-10mn-haz-cos-d280-cbgnkrlj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5.82" calcext:value-type="date">
            <text:p>2020-04-23 23:22:35</text:p>
          </table:table-cell>
          <table:table-cell office:value-type="string" calcext:value-type="string">
            <text:p>ACDC\2019-natred\SylvAtri-ab-m-10mn-haz-cos-0cq3kmqp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6.06" calcext:value-type="date">
            <text:p>2020-04-23 23:22:36</text:p>
          </table:table-cell>
          <table:table-cell office:value-type="string" calcext:value-type="string">
            <text:p>ACDC\2019-natred\SylvAtri-ab-m-10mn-haz-cos-g15-d300-h1wteewk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a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6.29" calcext:value-type="date">
            <text:p>2020-04-23 23:22:36</text:p>
          </table:table-cell>
          <table:table-cell office:value-type="string" calcext:value-type="string">
            <text:p>ACDC\2019-natred\SylvAtri-ab-ma-5mn-haz-cos-xtivhh53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table:number-columns-repeated="3"/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a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6.26" calcext:value-type="date">
            <text:p>2020-04-23 23:22:36</text:p>
          </table:table-cell>
          <table:table-cell office:value-type="string" calcext:value-type="string">
            <text:p>ACDC\2019-natred\SylvAtri-ab-ma-5mn-hno-cos-2x5c6tnh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5" calcext:value-type="float">
            <text:p>16,0160000000005</text:p>
          </table:table-cell>
          <table:table-cell office:value-type="float" office:value="2886.089" calcext:value-type="float">
            <text:p>2886,089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03117323" calcext:value-type="float">
            <text:p>3,117323E-05</text:p>
          </table:table-cell>
          <table:table-cell office:value-type="float" office:value="0.000007510185" calcext:value-type="float">
            <text:p>7,510185E-06</text:p>
          </table:table-cell>
          <table:table-cell office:value-type="float" office:value="0.0000006556511" calcext:value-type="float">
            <text:p>6,556511E-07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6.33" calcext:value-type="date">
            <text:p>2020-04-23 23:22:36</text:p>
          </table:table-cell>
          <table:table-cell office:value-type="string" calcext:value-type="string">
            <text:p>ACDC\2019-natred\SylvAtri-ab-ma-10mn-hno-cos-g10-b5aqu6i6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85.592000000001" calcext:value-type="float">
            <text:p>385,592000000001</text:p>
          </table:table-cell>
          <table:table-cell office:value-type="float" office:value="4325.1" calcext:value-type="float">
            <text:p>4325,1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2,753735E-0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6.35" calcext:value-type="date">
            <text:p>2020-04-23 23:22:36</text:p>
          </table:table-cell>
          <table:table-cell office:value-type="string" calcext:value-type="string">
            <text:p>ACDC\2019-natred\SylvAtri-ab-ma-10mn-hno-cos-wm6mzy6j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21.739000000001" calcext:value-type="float">
            <text:p>421,739000000001</text:p>
          </table:table-cell>
          <table:table-cell office:value-type="float" office:value="4361.247" calcext:value-type="float">
            <text:p>4361,247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-haz-cos-g20-d3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6.23" calcext:value-type="date">
            <text:p>2020-04-23 23:22:36</text:p>
          </table:table-cell>
          <table:table-cell office:value-type="string" calcext:value-type="string">
            <text:p>ACDC\2019-natred\SylvAtri-ab-m-10mn-haz-cos-g20-d300-t18-6x2arv02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6.71" calcext:value-type="date">
            <text:p>2020-04-23 23:22:36</text:p>
          </table:table-cell>
          <table:table-cell office:value-type="string" calcext:value-type="string">
            <text:p>ACDC\2019-natred\SylvAtri-ab-ma-10mn-hno-cos-d280-e3ixv2ag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68.4760000000006" calcext:value-type="float">
            <text:p>68,4760000000006</text:p>
          </table:table-cell>
          <table:table-cell office:value-type="float" office:value="4007.984" calcext:value-type="float">
            <text:p>4007,984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9,76596E-05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15-d3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7.44" calcext:value-type="date">
            <text:p>2020-04-23 23:22:37</text:p>
          </table:table-cell>
          <table:table-cell office:value-type="string" calcext:value-type="string">
            <text:p>ACDC\2019-natred\SylvAtri-ab-ma-10mn-hno-cos-g15-d300-_v_26yrx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7.7440000000001" calcext:value-type="float">
            <text:p>47,7440000000001</text:p>
          </table:table-cell>
          <table:table-cell office:value-type="float" office:value="3987.252" calcext:value-type="float">
            <text:p>3987,252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no-cos-g20-d300-t1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7.52" calcext:value-type="date">
            <text:p>2020-04-23 23:22:37</text:p>
          </table:table-cell>
          <table:table-cell office:value-type="string" calcext:value-type="string">
            <text:p>ACDC\2019-natred\SylvAtri-ab-ma-10mn-hno-cos-g20-d300-t19-mgthsfi_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3" calcext:value-type="float">
            <text:p>2,67700000000013</text:p>
          </table:table-cell>
          <table:table-cell office:value-type="float" office:value="3942.185" calcext:value-type="float">
            <text:p>3942,18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1588064" calcext:value-type="float">
            <text:p>0,01588064</text:p>
          </table:table-cell>
          <table:table-cell office:value-type="float" office:value="0.05072635" calcext:value-type="float">
            <text:p>0,05072635</text:p>
          </table:table-cell>
          <table:table-cell office:value-type="float" office:value="0.0188334" calcext:value-type="float">
            <text:p>0,0188334</text:p>
          </table:table-cell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7.63" calcext:value-type="date">
            <text:p>2020-04-23 23:22:37</text:p>
          </table:table-cell>
          <table:table-cell office:value-type="string" calcext:value-type="string">
            <text:p>ACDC\2019-natred\SylvAtri-ab-ma-10mn-haz-cos-edw2vl5s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409.358" calcext:value-type="float">
            <text:p>409,358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table:number-columns-repeated="3"/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37.66" calcext:value-type="date">
            <text:p>2020-04-23 23:22:37</text:p>
          </table:table-cell>
          <table:table-cell office:value-type="string" calcext:value-type="string">
            <text:p>ACDC\2019-natred\SylvAtri-ab-ma-10mn-haz-cos-g10-twcv65v7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373.265" calcext:value-type="float">
            <text:p>373,265</text:p>
          </table:table-cell>
          <table:table-cell office:value-type="float" office:value="4312.773" calcext:value-type="float">
            <text:p>4312,773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6395483" calcext:value-type="float">
            <text:p>0,06395483</text:p>
          </table:table-cell>
          <table:table-cell office:value-type="float" office:value="0.00233829" calcext:value-type="float">
            <text:p>0,00233829</text:p>
          </table:table-cell>
          <table:table-cell office:value-type="float" office:value="0.0006099343" calcext:value-type="float">
            <text:p>0,0006099343</text:p>
          </table:table-cell>
          <table:table-cell office:value-type="float" office:value="0.0001130638" calcext:value-type="float">
            <text:p>0,0001130638</text:p>
          </table:table-cell>
          <table:table-cell office:value-type="float" office:value="0.07307657" calcext:value-type="float">
            <text:p>0,07307657</text:p>
          </table:table-cell>
          <table:table-cell office:value-type="float" office:value="0.00009795059" calcext:value-type="float">
            <text:p>9,795059E-05</text:p>
          </table:table-cell>
          <table:table-cell office:value-type="float" office:value="0.0001305089" calcext:value-type="float">
            <text:p>0,0001305089</text:p>
          </table:table-cell>
          <table:table-cell office:value-type="float" office:value="384" calcext:value-type="float">
            <text:p>384</text:p>
          </table:table-cell>
          <table:table-cell office:value-type="float" office:value="0.06763452" calcext:value-type="float">
            <text:p>0,06763452</text:p>
          </table:table-cell>
          <table:table-cell office:value-type="float" office:value="0.07307658" calcext:value-type="float">
            <text:p>0,07307658</text:p>
          </table:table-cell>
          <table:table-cell office:value-type="float" office:value="0.05859382" calcext:value-type="float">
            <text:p>0,05859382</text:p>
          </table:table-cell>
          <table:table-cell office:value-type="float" office:value="0.07807013" calcext:value-type="float">
            <text:p>0,07807013</text:p>
          </table:table-cell>
          <table:table-cell office:value-type="float" office:value="384" calcext:value-type="float">
            <text:p>384</text:p>
          </table:table-cell>
          <table:table-cell office:value-type="float" office:value="133.0005" calcext:value-type="float">
            <text:p>133,0005</text:p>
          </table:table-cell>
          <table:table-cell office:value-type="float" office:value="0.03653829" calcext:value-type="float">
            <text:p>0,03653829</text:p>
          </table:table-cell>
          <table:table-cell office:value-type="float" office:value="123.7838" calcext:value-type="float">
            <text:p>123,7838</text:p>
          </table:table-cell>
          <table:table-cell office:value-type="float" office:value="142.9034" calcext:value-type="float">
            <text:p>142,9034</text:p>
          </table:table-cell>
          <table:table-cell office:value-type="float" office:value="384" calcext:value-type="float">
            <text:p>384</text:p>
          </table:table-cell>
          <table:table-cell office:value-type="float" office:value="4312.805" calcext:value-type="float">
            <text:p>4312,805</text:p>
          </table:table-cell>
          <table:table-cell office:value-type="float" office:value="4320.685" calcext:value-type="float">
            <text:p>4320,685</text:p>
          </table:table-cell>
          <table:table-cell office:value-type="float" office:value="-2154.387" calcext:value-type="float">
            <text:p>-2154,387</text:p>
          </table:table-cell>
          <table:table-cell office:value-type="float" office:value="0.6285676" calcext:value-type="float">
            <text:p>0,6285676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5757" calcext:value-type="float">
            <text:p>99,65757</text:p>
          </table:table-cell>
          <table:table-cell office:value-type="float" office:value="3.849827" calcext:value-type="float">
            <text:p>3,849827</text:p>
          </table:table-cell>
          <table:table-cell table:number-columns-repeated="3"/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0.3655758" calcext:value-type="float">
            <text:p>0,3655758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0.2992344" calcext:value-type="float">
            <text:p>0,2992344</text:p>
          </table:table-cell>
          <table:table-cell office:value-type="float" office:value="0.4466252" calcext:value-type="float">
            <text:p>0,4466252</text:p>
          </table:table-cell>
          <table:table-cell office:value-type="float" office:value="314.2006" calcext:value-type="float">
            <text:p>314,2006</text:p>
          </table:table-cell>
          <table:table-cell office:value-type="float" office:value="877" calcext:value-type="float">
            <text:p>877</text:p>
          </table:table-cell>
          <table:table-cell office:value-type="float" office:value="0.1020389" calcext:value-type="float">
            <text:p>0,1020389</text:p>
          </table:table-cell>
          <table:table-cell office:value-type="float" office:value="718" calcext:value-type="float">
            <text:p>718</text:p>
          </table:table-cell>
          <table:table-cell office:value-type="float" office:value="1072" calcext:value-type="float">
            <text:p>1072</text:p>
          </table:table-cell>
          <table:table-cell office:value-type="float" office:value="314.2006" calcext:value-type="float">
            <text:p>314,2006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15-d3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7.72" calcext:value-type="date">
            <text:p>2020-04-23 23:22:37</text:p>
          </table:table-cell>
          <table:table-cell office:value-type="string" calcext:value-type="string">
            <text:p>ACDC\2019-natred\SylvAtri-ab-ma-10mn-haz-cos-g15-d300-tqnpi9r8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4.3629999999998" calcext:value-type="float">
            <text:p>44,3629999999998</text:p>
          </table:table-cell>
          <table:table-cell office:value-type="float" office:value="3983.871" calcext:value-type="float">
            <text:p>3983,871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1316856" calcext:value-type="float">
            <text:p>0,1316856</text:p>
          </table:table-cell>
          <table:table-cell office:value-type="float" office:value="0.00395304" calcext:value-type="float">
            <text:p>0,00395304</text:p>
          </table:table-cell>
          <table:table-cell office:value-type="float" office:value="0.1812838" calcext:value-type="float">
            <text:p>0,1812838</text:p>
          </table:table-cell>
          <table:table-cell office:value-type="float" office:value="0.0001184709" calcext:value-type="float">
            <text:p>0,0001184709</text:p>
          </table:table-cell>
          <table:table-cell office:value-type="float" office:value="0.1150003" calcext:value-type="float">
            <text:p>0,1150003</text:p>
          </table:table-cell>
          <table:table-cell office:value-type="float" office:value="0.00009456273" calcext:value-type="float">
            <text:p>9,456273E-05</text:p>
          </table:table-cell>
          <table:table-cell office:value-type="float" office:value="0.0001484237" calcext:value-type="float">
            <text:p>0,0001484237</text:p>
          </table:table-cell>
          <table:table-cell office:value-type="float" office:value="365" calcext:value-type="float">
            <text:p>365</text:p>
          </table:table-cell>
          <table:table-cell office:value-type="float" office:value="0.1875754" calcext:value-type="float">
            <text:p>0,1875754</text:p>
          </table:table-cell>
          <table:table-cell office:value-type="float" office:value="0.1150004" calcext:value-type="float">
            <text:p>0,1150004</text:p>
          </table:table-cell>
          <table:table-cell office:value-type="float" office:value="0.1497215" calcext:value-type="float">
            <text:p>0,1497215</text:p>
          </table:table-cell>
          <table:table-cell office:value-type="float" office:value="0.2349998" calcext:value-type="float">
            <text:p>0,2349998</text:p>
          </table:table-cell>
          <table:table-cell office:value-type="float" office:value="365" calcext:value-type="float">
            <text:p>365</text:p>
          </table:table-cell>
          <table:table-cell office:value-type="float" office:value="129.9299" calcext:value-type="float">
            <text:p>129,9299</text:p>
          </table:table-cell>
          <table:table-cell office:value-type="float" office:value="0.05750018" calcext:value-type="float">
            <text:p>0,05750018</text:p>
          </table:table-cell>
          <table:table-cell office:value-type="float" office:value="116.0493" calcext:value-type="float">
            <text:p>116,0493</text:p>
          </table:table-cell>
          <table:table-cell office:value-type="float" office:value="145.4708" calcext:value-type="float">
            <text:p>145,4708</text:p>
          </table:table-cell>
          <table:table-cell office:value-type="float" office:value="365" calcext:value-type="float">
            <text:p>365</text:p>
          </table:table-cell>
          <table:table-cell office:value-type="float" office:value="3983.937" calcext:value-type="float">
            <text:p>3983,937</text:p>
          </table:table-cell>
          <table:table-cell office:value-type="float" office:value="3995.596" calcext:value-type="float">
            <text:p>3995,596</text:p>
          </table:table-cell>
          <table:table-cell office:value-type="float" office:value="-1988.936" calcext:value-type="float">
            <text:p>-1988,936</text:p>
          </table:table-cell>
          <table:table-cell office:value-type="float" office:value="0.5200226" calcext:value-type="float">
            <text:p>0,520022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73524" calcext:value-type="float">
            <text:p>97,73524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0.000003963984" calcext:value-type="float">
            <text:p>3,963984E-06</text:p>
          </table:table-cell>
          <table:table-cell table:number-columns-repeated="2"/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0.365196" calcext:value-type="float">
            <text:p>0,36519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0.2798955" calcext:value-type="float">
            <text:p>0,2798955</text:p>
          </table:table-cell>
          <table:table-cell office:value-type="float" office:value="0.4764926" calcext:value-type="float">
            <text:p>0,4764926</text:p>
          </table:table-cell>
          <table:table-cell office:value-type="float" office:value="443.4424" calcext:value-type="float">
            <text:p>443,4424</text:p>
          </table:table-cell>
          <table:table-cell office:value-type="float" office:value="876" calcext:value-type="float">
            <text:p>876</text:p>
          </table:table-cell>
          <table:table-cell office:value-type="float" office:value="0.1359779" calcext:value-type="float">
            <text:p>0,1359779</text:p>
          </table:table-cell>
          <table:table-cell office:value-type="float" office:value="672" calcext:value-type="float">
            <text:p>672</text:p>
          </table:table-cell>
          <table:table-cell office:value-type="float" office:value="1144" calcext:value-type="float">
            <text:p>1144</text:p>
          </table:table-cell>
          <table:table-cell office:value-type="float" office:value="443.4424" calcext:value-type="float">
            <text:p>443,4424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7.7" calcext:value-type="date">
            <text:p>2020-04-23 23:22:37</text:p>
          </table:table-cell>
          <table:table-cell office:value-type="string" calcext:value-type="string">
            <text:p>ACDC\2019-natred\SylvAtri-ab-ma-10mn-haz-cos-d280-z1ls9_sz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66.3299999999999" calcext:value-type="float">
            <text:p>66,3299999999999</text:p>
          </table:table-cell>
          <table:table-cell office:value-type="float" office:value="4005.838" calcext:value-type="float">
            <text:p>4005,838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6283593" calcext:value-type="float">
            <text:p>0,06283593</text:p>
          </table:table-cell>
          <table:table-cell office:value-type="float" office:value="0.002090871" calcext:value-type="float">
            <text:p>0,002090871</text:p>
          </table:table-cell>
          <table:table-cell office:value-type="float" office:value="0.05300409" calcext:value-type="float">
            <text:p>0,05300409</text:p>
          </table:table-cell>
          <table:table-cell office:value-type="float" office:value="0.0001198489" calcext:value-type="float">
            <text:p>0,0001198489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0001025259" calcext:value-type="float">
            <text:p>0,0001025259</text:p>
          </table:table-cell>
          <table:table-cell office:value-type="float" office:value="0.0001400987" calcext:value-type="float">
            <text:p>0,0001400987</text:p>
          </table:table-cell>
          <table:table-cell office:value-type="float" office:value="368" calcext:value-type="float">
            <text:p>368</text:p>
          </table:table-cell>
          <table:table-cell office:value-type="float" office:value="0.2128531" calcext:value-type="float">
            <text:p>0,2128531</text:p>
          </table:table-cell>
          <table:table-cell office:value-type="float" office:value="0.07951566" calcext:value-type="float">
            <text:p>0,07951566</text:p>
          </table:table-cell>
          <table:table-cell office:value-type="float" office:value="0.1820873" calcext:value-type="float">
            <text:p>0,1820873</text:p>
          </table:table-cell>
          <table:table-cell office:value-type="float" office:value="0.2488171" calcext:value-type="float">
            <text:p>0,2488171</text:p>
          </table:table-cell>
          <table:table-cell office:value-type="float" office:value="368" calcext:value-type="float">
            <text:p>368</text:p>
          </table:table-cell>
          <table:table-cell office:value-type="float" office:value="129.1808" calcext:value-type="float">
            <text:p>129,1808</text:p>
          </table:table-cell>
          <table:table-cell office:value-type="float" office:value="0.03975783" calcext:value-type="float">
            <text:p>0,03975783</text:p>
          </table:table-cell>
          <table:table-cell office:value-type="float" office:value="119.4697" calcext:value-type="float">
            <text:p>119,4697</text:p>
          </table:table-cell>
          <table:table-cell office:value-type="float" office:value="139.6813" calcext:value-type="float">
            <text:p>139,6813</text:p>
          </table:table-cell>
          <table:table-cell office:value-type="float" office:value="368" calcext:value-type="float">
            <text:p>368</text:p>
          </table:table-cell>
          <table:table-cell office:value-type="float" office:value="4005.871" calcext:value-type="float">
            <text:p>4005,871</text:p>
          </table:table-cell>
          <table:table-cell office:value-type="float" office:value="4013.666" calcext:value-type="float">
            <text:p>4013,666</text:p>
          </table:table-cell>
          <table:table-cell office:value-type="float" office:value="-2000.919" calcext:value-type="float">
            <text:p>-2000,919</text:p>
          </table:table-cell>
          <table:table-cell office:value-type="float" office:value="0.5334023" calcext:value-type="float">
            <text:p>0,533402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95921" calcext:value-type="float">
            <text:p>96,95921</text:p>
          </table:table-cell>
          <table:table-cell office:value-type="float" office:value="3.566996" calcext:value-type="float">
            <text:p>3,566996</text:p>
          </table:table-cell>
          <table:table-cell table:number-columns-repeated="3"/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0.3714516" calcext:value-type="float">
            <text:p>0,3714516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3009377" calcext:value-type="float">
            <text:p>0,3009377</text:p>
          </table:table-cell>
          <table:table-cell office:value-type="float" office:value="0.4584879" calcext:value-type="float">
            <text:p>0,4584879</text:p>
          </table:table-cell>
          <table:table-cell office:value-type="float" office:value="337.7249" calcext:value-type="float">
            <text:p>337,7249</text:p>
          </table:table-cell>
          <table:table-cell office:value-type="float" office:value="891" calcext:value-type="float">
            <text:p>891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722" calcext:value-type="float">
            <text:p>722</text:p>
          </table:table-cell>
          <table:table-cell office:value-type="float" office:value="1100" calcext:value-type="float">
            <text:p>1100</text:p>
          </table:table-cell>
          <table:table-cell office:value-type="float" office:value="337.7249" calcext:value-type="float">
            <text:p>337,7249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a-10mn-haz-cos-g20-d300-t19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7.83" calcext:value-type="date">
            <text:p>2020-04-23 23:22:37</text:p>
          </table:table-cell>
          <table:table-cell office:value-type="string" calcext:value-type="string">
            <text:p>ACDC\2019-natred\SylvAtri-ab-ma-10mn-haz-cos-g20-d300-t19-ku839drr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9.508" calcext:value-type="float">
            <text:p>3939,508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3582817" calcext:value-type="float">
            <text:p>0,03582817</text:p>
          </table:table-cell>
          <table:table-cell office:value-type="float" office:value="0.1103657" calcext:value-type="float">
            <text:p>0,1103657</text:p>
          </table:table-cell>
          <table:table-cell office:value-type="float" office:value="0.04565901" calcext:value-type="float">
            <text:p>0,04565901</text:p>
          </table:table-cell>
          <table:table-cell office:value-type="float" office:value="0.0001441559" calcext:value-type="float">
            <text:p>0,0001441559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00009659945" calcext:value-type="float">
            <text:p>9,659945E-05</text:p>
          </table:table-cell>
          <table:table-cell office:value-type="float" office:value="0.0002151246" calcext:value-type="float">
            <text:p>0,0002151246</text:p>
          </table:table-cell>
          <table:table-cell office:value-type="float" office:value="361" calcext:value-type="float">
            <text:p>361</text:p>
          </table:table-cell>
          <table:table-cell office:value-type="float" office:value="0.1541541" calcext:value-type="float">
            <text:p>0,1541541</text:p>
          </table:table-cell>
          <table:table-cell office:value-type="float" office:value="0.2056922" calcext:value-type="float">
            <text:p>0,2056922</text:p>
          </table:table-cell>
          <table:table-cell office:value-type="float" office:value="0.1032993" calcext:value-type="float">
            <text:p>0,1032993</text:p>
          </table:table-cell>
          <table:table-cell office:value-type="float" office:value="0.230045" calcext:value-type="float">
            <text:p>0,230045</text:p>
          </table:table-cell>
          <table:table-cell office:value-type="float" office:value="361" calcext:value-type="float">
            <text:p>361</text:p>
          </table:table-cell>
          <table:table-cell office:value-type="float" office:value="117.7874" calcext:value-type="float">
            <text:p>117,7874</text:p>
          </table:table-cell>
          <table:table-cell office:value-type="float" office:value="0.1028461" calcext:value-type="float">
            <text:p>0,1028461</text:p>
          </table:table-cell>
          <table:table-cell office:value-type="float" office:value="96.27034" calcext:value-type="float">
            <text:p>96,27034</text:p>
          </table:table-cell>
          <table:table-cell office:value-type="float" office:value="144.1136" calcext:value-type="float">
            <text:p>144,1136</text:p>
          </table:table-cell>
          <table:table-cell office:value-type="float" office:value="361" calcext:value-type="float">
            <text:p>361</text:p>
          </table:table-cell>
          <table:table-cell office:value-type="float" office:value="3939.619" calcext:value-type="float">
            <text:p>3939,619</text:p>
          </table:table-cell>
          <table:table-cell office:value-type="float" office:value="3955.107" calcext:value-type="float">
            <text:p>3955,107</text:p>
          </table:table-cell>
          <table:table-cell office:value-type="float" office:value="-1965.754" calcext:value-type="float">
            <text:p>-1965,754</text:p>
          </table:table-cell>
          <table:table-cell office:value-type="float" office:value="0.5723255" calcext:value-type="float">
            <text:p>0,572325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.728" calcext:value-type="float">
            <text:p>101,728</text:p>
          </table:table-cell>
          <table:table-cell office:value-type="float" office:value="3.889156" calcext:value-type="float">
            <text:p>3,889156</text:p>
          </table:table-cell>
          <table:table-cell office:value-type="float" office:value="0.01696699" calcext:value-type="float">
            <text:p>0,01696699</text:p>
          </table:table-cell>
          <table:table-cell office:value-type="float" office:value="0.1499826" calcext:value-type="float">
            <text:p>0,1499826</text:p>
          </table:table-cell>
          <table:table-cell/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0.4407494" calcext:value-type="float">
            <text:p>0,4407494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0.2886275" calcext:value-type="float">
            <text:p>0,2886275</text:p>
          </table:table-cell>
          <table:table-cell office:value-type="float" office:value="0.6730476" calcext:value-type="float">
            <text:p>0,6730476</text:p>
          </table:table-cell>
          <table:table-cell office:value-type="float" office:value="430.2485" calcext:value-type="float">
            <text:p>430,2485</text:p>
          </table:table-cell>
          <table:table-cell office:value-type="float" office:value="1058" calcext:value-type="float">
            <text:p>1058</text:p>
          </table:table-cell>
          <table:table-cell office:value-type="float" office:value="0.2179082" calcext:value-type="float">
            <text:p>0,2179082</text:p>
          </table:table-cell>
          <table:table-cell office:value-type="float" office:value="693" calcext:value-type="float">
            <text:p>693</text:p>
          </table:table-cell>
          <table:table-cell office:value-type="float" office:value="1615" calcext:value-type="float">
            <text:p>1615</text:p>
          </table:table-cell>
          <table:table-cell office:value-type="float" office:value="430.2485" calcext:value-type="float">
            <text:p>430,2485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7.9" calcext:value-type="date">
            <text:p>2020-04-23 23:22:37</text:p>
          </table:table-cell>
          <table:table-cell office:value-type="string" calcext:value-type="string">
            <text:p>ACDC\2019-natred\TurdMeru-ab-m-5mn-hno-cos-h7skc7fu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126.181" calcext:value-type="float">
            <text:p>126,181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4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01" calcext:value-type="date">
            <text:p>2020-04-23 23:22:38</text:p>
          </table:table-cell>
          <table:table-cell office:value-type="string" calcext:value-type="string">
            <text:p>ACDC\2019-natred\TurdMeru-ab-m-5mn-hno-cos-d450-e8d0e203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29.805" calcext:value-type="float">
            <text:p>2629,805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346936" calcext:value-type="float">
            <text:p>0,0346936</text:p>
          </table:table-cell>
          <table:table-cell office:value-type="float" office:value="0.2590866" calcext:value-type="float">
            <text:p>0,2590866</text:p>
          </table:table-cell>
          <table:table-cell office:value-type="float" office:value="0.266983" calcext:value-type="float">
            <text:p>0,266983</text:p>
          </table:table-cell>
          <table:table-cell office:value-type="float" office:value="0.00009318005" calcext:value-type="float">
            <text:p>9,318005E-05</text:p>
          </table:table-cell>
          <table:table-cell office:value-type="float" office:value="0.0886684" calcext:value-type="float">
            <text:p>0,0886684</text:p>
          </table:table-cell>
          <table:table-cell office:value-type="float" office:value="0.00007826812" calcext:value-type="float">
            <text:p>7,826812E-05</text:p>
          </table:table-cell>
          <table:table-cell office:value-type="float" office:value="0.0001109331" calcext:value-type="float">
            <text:p>0,0001109331</text:p>
          </table:table-cell>
          <table:table-cell office:value-type="float" office:value="223" calcext:value-type="float">
            <text:p>223</text:p>
          </table:table-cell>
          <table:table-cell office:value-type="float" office:value="0.1059942" calcext:value-type="float">
            <text:p>0,1059942</text:p>
          </table:table-cell>
          <table:table-cell office:value-type="float" office:value="0.08866841" calcext:value-type="float">
            <text:p>0,08866841</text:p>
          </table:table-cell>
          <table:table-cell office:value-type="float" office:value="0.08903155" calcext:value-type="float">
            <text:p>0,08903155</text:p>
          </table:table-cell>
          <table:table-cell office:value-type="float" office:value="0.1261886" calcext:value-type="float">
            <text:p>0,1261886</text:p>
          </table:table-cell>
          <table:table-cell office:value-type="float" office:value="223" calcext:value-type="float">
            <text:p>223</text:p>
          </table:table-cell>
          <table:table-cell office:value-type="float" office:value="146.5054" calcext:value-type="float">
            <text:p>146,5054</text:p>
          </table:table-cell>
          <table:table-cell office:value-type="float" office:value="0.0443342" calcext:value-type="float">
            <text:p>0,0443342</text:p>
          </table:table-cell>
          <table:table-cell office:value-type="float" office:value="134.2545" calcext:value-type="float">
            <text:p>134,2545</text:p>
          </table:table-cell>
          <table:table-cell office:value-type="float" office:value="159.8741" calcext:value-type="float">
            <text:p>159,8741</text:p>
          </table:table-cell>
          <table:table-cell office:value-type="float" office:value="223" calcext:value-type="float">
            <text:p>223</text:p>
          </table:table-cell>
          <table:table-cell office:value-type="float" office:value="2629.859" calcext:value-type="float">
            <text:p>2629,859</text:p>
          </table:table-cell>
          <table:table-cell office:value-type="float" office:value="2636.637" calcext:value-type="float">
            <text:p>2636,637</text:p>
          </table:table-cell>
          <table:table-cell office:value-type="float" office:value="-1312.902" calcext:value-type="float">
            <text:p>-1312,902</text:p>
          </table:table-cell>
          <table:table-cell office:value-type="float" office:value="0.2308637" calcext:value-type="float">
            <text:p>0,2308637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.6127" calcext:value-type="float">
            <text:p>128,6127</text:p>
          </table:table-cell>
          <table:table-cell office:value-type="float" office:value="0.3889201" calcext:value-type="float">
            <text:p>0,3889201</text:p>
          </table:table-cell>
          <table:table-cell table:number-columns-repeated="3"/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0.1756192" calcext:value-type="float">
            <text:p>0,1756192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0.1396392" calcext:value-type="float">
            <text:p>0,1396392</text:p>
          </table:table-cell>
          <table:table-cell office:value-type="float" office:value="0.2208699" calcext:value-type="float">
            <text:p>0,2208699</text:p>
          </table:table-cell>
          <table:table-cell office:value-type="float" office:value="295.6616" calcext:value-type="float">
            <text:p>295,6616</text:p>
          </table:table-cell>
          <table:table-cell office:value-type="float" office:value="421" calcext:value-type="float">
            <text:p>421</text:p>
          </table:table-cell>
          <table:table-cell office:value-type="float" office:value="0.1168869" calcext:value-type="float">
            <text:p>0,1168869</text:p>
          </table:table-cell>
          <table:table-cell office:value-type="float" office:value="335" calcext:value-type="float">
            <text:p>335</text:p>
          </table:table-cell>
          <table:table-cell office:value-type="float" office:value="530" calcext:value-type="float">
            <text:p>530</text:p>
          </table:table-cell>
          <table:table-cell office:value-type="float" office:value="295.6616" calcext:value-type="float">
            <text:p>295,661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no-cos-d5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12" calcext:value-type="date">
            <text:p>2020-04-23 23:22:38</text:p>
          </table:table-cell>
          <table:table-cell office:value-type="string" calcext:value-type="string">
            <text:p>ACDC\2019-natred\TurdMeru-ab-m-5mn-hno-cos-d500-t14-2uyyq4t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8.8229999999999" calcext:value-type="float">
            <text:p>38,8229999999999</text:p>
          </table:table-cell>
          <table:table-cell office:value-type="float" office:value="2668.628" calcext:value-type="float">
            <text:p>2668,628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4016173" calcext:value-type="float">
            <text:p>0,04016173</text:p>
          </table:table-cell>
          <table:table-cell office:value-type="float" office:value="0.3138886" calcext:value-type="float">
            <text:p>0,3138886</text:p>
          </table:table-cell>
          <table:table-cell office:value-type="float" office:value="0.3345118" calcext:value-type="float">
            <text:p>0,3345118</text:p>
          </table:table-cell>
          <table:table-cell office:value-type="float" office:value="0.00008854373" calcext:value-type="float">
            <text:p>8,854373E-05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0007585934" calcext:value-type="float">
            <text:p>7,585934E-05</text:p>
          </table:table-cell>
          <table:table-cell office:value-type="float" office:value="0.0001033491" calcext:value-type="float">
            <text:p>0,0001033491</text:p>
          </table:table-cell>
          <table:table-cell office:value-type="float" office:value="225" calcext:value-type="float">
            <text:p>225</text:p>
          </table:table-cell>
          <table:table-cell office:value-type="float" office:value="0.09035084" calcext:value-type="float">
            <text:p>0,09035084</text:p>
          </table:table-cell>
          <table:table-cell office:value-type="float" office:value="0.07858358" calcext:value-type="float">
            <text:p>0,07858358</text:p>
          </table:table-cell>
          <table:table-cell office:value-type="float" office:value="0.07740758" calcext:value-type="float">
            <text:p>0,07740758</text:p>
          </table:table-cell>
          <table:table-cell office:value-type="float" office:value="0.1054583" calcext:value-type="float">
            <text:p>0,1054583</text:p>
          </table:table-cell>
          <table:table-cell office:value-type="float" office:value="225" calcext:value-type="float">
            <text:p>225</text:p>
          </table:table-cell>
          <table:table-cell office:value-type="float" office:value="150.2921" calcext:value-type="float">
            <text:p>150,2921</text:p>
          </table:table-cell>
          <table:table-cell office:value-type="float" office:value="0.03929179" calcext:value-type="float">
            <text:p>0,03929179</text:p>
          </table:table-cell>
          <table:table-cell office:value-type="float" office:value="139.0987" calcext:value-type="float">
            <text:p>139,0987</text:p>
          </table:table-cell>
          <table:table-cell office:value-type="float" office:value="162.3862" calcext:value-type="float">
            <text:p>162,3862</text:p>
          </table:table-cell>
          <table:table-cell office:value-type="float" office:value="225" calcext:value-type="float">
            <text:p>225</text:p>
          </table:table-cell>
          <table:table-cell office:value-type="float" office:value="2668.681" calcext:value-type="float">
            <text:p>2668,681</text:p>
          </table:table-cell>
          <table:table-cell office:value-type="float" office:value="2675.478" calcext:value-type="float">
            <text:p>2675,478</text:p>
          </table:table-cell>
          <table:table-cell office:value-type="float" office:value="-1332.314" calcext:value-type="float">
            <text:p>-1332,314</text:p>
          </table:table-cell>
          <table:table-cell office:value-type="float" office:value="0.1881086" calcext:value-type="float">
            <text:p>0,188108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.679" calcext:value-type="float">
            <text:p>135,679</text:p>
          </table:table-cell>
          <table:table-cell office:value-type="float" office:value="0.4618216" calcext:value-type="float">
            <text:p>0,4618216</text:p>
          </table:table-cell>
          <table:table-cell table:number-columns-repeated="3"/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0.1683644" calcext:value-type="float">
            <text:p>0,168364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0.1358409" calcext:value-type="float">
            <text:p>0,1358409</text:p>
          </table:table-cell>
          <table:table-cell office:value-type="float" office:value="0.2086747" calcext:value-type="float">
            <text:p>0,2086747</text:p>
          </table:table-cell>
          <table:table-cell office:value-type="float" office:value="274.1929" calcext:value-type="float">
            <text:p>274,1929</text:p>
          </table:table-cell>
          <table:table-cell office:value-type="float" office:value="404" calcext:value-type="float">
            <text:p>404</text:p>
          </table:table-cell>
          <table:table-cell office:value-type="float" office:value="0.1093568" calcext:value-type="float">
            <text:p>0,109356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office:value-type="float" office:value="274.1929" calcext:value-type="float">
            <text:p>274,1929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22" calcext:value-type="date">
            <text:p>2020-04-23 23:22:38</text:p>
          </table:table-cell>
          <table:table-cell office:value-type="string" calcext:value-type="string">
            <text:p>ACDC\2019-natred\TurdMeru-ab-m-5mn-haz-cos-7msi37nj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132.265" calcext:value-type="float">
            <text:p>132,265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4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37" calcext:value-type="date">
            <text:p>2020-04-23 23:22:38</text:p>
          </table:table-cell>
          <table:table-cell office:value-type="string" calcext:value-type="string">
            <text:p>ACDC\2019-natred\TurdMeru-ab-m-5mn-haz-cos-d450-kr30whmo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7,88261E-05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6,376685E-05</text:p>
          </table:table-cell>
          <table:table-cell office:value-type="float" office:value="0.00009744177" calcext:value-type="float">
            <text:p>9,744177E-05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-haz-cos-d5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45" calcext:value-type="date">
            <text:p>2020-04-23 23:22:38</text:p>
          </table:table-cell>
          <table:table-cell office:value-type="string" calcext:value-type="string">
            <text:p>ACDC\2019-natred\TurdMeru-ab-m-5mn-haz-cos-d500-t14-oxjp5bwf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48.431" calcext:value-type="float">
            <text:p>48,431</text:p>
          </table:table-cell>
          <table:table-cell office:value-type="float" office:value="2678.236" calcext:value-type="float">
            <text:p>2678,236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1451075" calcext:value-type="float">
            <text:p>0,001451075</text:p>
          </table:table-cell>
          <table:table-cell office:value-type="float" office:value="0.04907113" calcext:value-type="float">
            <text:p>0,04907113</text:p>
          </table:table-cell>
          <table:table-cell office:value-type="float" office:value="0.07340837" calcext:value-type="float">
            <text:p>0,07340837</text:p>
          </table:table-cell>
          <table:table-cell office:value-type="float" office:value="0.0000788839" calcext:value-type="float">
            <text:p>7,88839E-05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6,394844E-05</text:p>
          </table:table-cell>
          <table:table-cell office:value-type="float" office:value="0.00009730759" calcext:value-type="float">
            <text:p>9,730759E-05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50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38.49" calcext:value-type="date">
            <text:p>2020-04-23 23:22:38</text:p>
          </table:table-cell>
          <table:table-cell office:value-type="string" calcext:value-type="string">
            <text:p>ACDC\2019-natred\TurdMeru-ab-m-10mn-hno-cos-d500-8xye_iuh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87.028" calcext:value-type="float">
            <text:p>4587,028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2536743" calcext:value-type="float">
            <text:p>0,2536743</text:p>
          </table:table-cell>
          <table:table-cell office:value-type="float" office:value="0.2641242" calcext:value-type="float">
            <text:p>0,2641242</text:p>
          </table:table-cell>
          <table:table-cell office:value-type="float" office:value="0.223403" calcext:value-type="float">
            <text:p>0,223403</text:p>
          </table:table-cell>
          <table:table-cell office:value-type="float" office:value="0.00008587965" calcext:value-type="float">
            <text:p>8,587965E-05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0007625844" calcext:value-type="float">
            <text:p>7,625844E-05</text:p>
          </table:table-cell>
          <table:table-cell office:value-type="float" office:value="0.00009671473" calcext:value-type="float">
            <text:p>9,671473E-05</text:p>
          </table:table-cell>
          <table:table-cell office:value-type="float" office:value="388" calcext:value-type="float">
            <text:p>388</text:p>
          </table:table-cell>
          <table:table-cell office:value-type="float" office:value="0.09315362" calcext:value-type="float">
            <text:p>0,09315362</text:p>
          </table:table-cell>
          <table:table-cell office:value-type="float" office:value="0.0604891" calcext:value-type="float">
            <text:p>0,0604891</text:p>
          </table:table-cell>
          <table:table-cell office:value-type="float" office:value="0.08271749" calcext:value-type="float">
            <text:p>0,08271749</text:p>
          </table:table-cell>
          <table:table-cell office:value-type="float" office:value="0.1049064" calcext:value-type="float">
            <text:p>0,1049064</text:p>
          </table:table-cell>
          <table:table-cell office:value-type="float" office:value="388" calcext:value-type="float">
            <text:p>388</text:p>
          </table:table-cell>
          <table:table-cell office:value-type="float" office:value="152.6054" calcext:value-type="float">
            <text:p>152,6054</text:p>
          </table:table-cell>
          <table:table-cell office:value-type="float" office:value="0.03024455" calcext:value-type="float">
            <text:p>0,03024455</text:p>
          </table:table-cell>
          <table:table-cell office:value-type="float" office:value="143.7974" calcext:value-type="float">
            <text:p>143,7974</text:p>
          </table:table-cell>
          <table:table-cell office:value-type="float" office:value="161.9529" calcext:value-type="float">
            <text:p>161,9529</text:p>
          </table:table-cell>
          <table:table-cell office:value-type="float" office:value="388" calcext:value-type="float">
            <text:p>388</text:p>
          </table:table-cell>
          <table:table-cell office:value-type="float" office:value="4587.06" calcext:value-type="float">
            <text:p>4587,06</text:p>
          </table:table-cell>
          <table:table-cell office:value-type="float" office:value="4594.961" calcext:value-type="float">
            <text:p>4594,961</text:p>
          </table:table-cell>
          <table:table-cell office:value-type="float" office:value="-2291.514" calcext:value-type="float">
            <text:p>-2291,514</text:p>
          </table:table-cell>
          <table:table-cell office:value-type="float" office:value="0.3627705" calcext:value-type="float">
            <text:p>0,362770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.9146" calcext:value-type="float">
            <text:p>138,9146</text:p>
          </table:table-cell>
          <table:table-cell office:value-type="float" office:value="0.4715851" calcext:value-type="float">
            <text:p>0,4715851</text:p>
          </table:table-cell>
          <table:table-cell table:number-columns-repeated="3"/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0.2805572" calcext:value-type="float">
            <text:p>0,2805572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0.238684" calcext:value-type="float">
            <text:p>0,238684</text:p>
          </table:table-cell>
          <table:table-cell office:value-type="float" office:value="0.3297763" calcext:value-type="float">
            <text:p>0,3297763</text:p>
          </table:table-cell>
          <table:table-cell office:value-type="float" office:value="335.736" calcext:value-type="float">
            <text:p>335,736</text:p>
          </table:table-cell>
          <table:table-cell office:value-type="float" office:value="673" calcext:value-type="float">
            <text:p>673</text:p>
          </table:table-cell>
          <table:table-cell office:value-type="float" office:value="0.082311" calcext:value-type="float">
            <text:p>0,082311</text:p>
          </table:table-cell>
          <table:table-cell office:value-type="float" office:value="573" calcext:value-type="float">
            <text:p>573</text:p>
          </table:table-cell>
          <table:table-cell office:value-type="float" office:value="791" calcext:value-type="float">
            <text:p>791</text:p>
          </table:table-cell>
          <table:table-cell office:value-type="float" office:value="335.736" calcext:value-type="float">
            <text:p>335,73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-d600-t1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8.54" calcext:value-type="date">
            <text:p>2020-04-23 23:22:38</text:p>
          </table:table-cell>
          <table:table-cell office:value-type="string" calcext:value-type="string">
            <text:p>ACDC\2019-natred\TurdMeru-ab-m-10mn-hno-cos-d600-t18-wb73mxhb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84.1999999999998" calcext:value-type="float">
            <text:p>84,1999999999998</text:p>
          </table:table-cell>
          <table:table-cell office:value-type="float" office:value="4671.228" calcext:value-type="float">
            <text:p>4671,228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5787849" calcext:value-type="float">
            <text:p>0,005787849</text:p>
          </table:table-cell>
          <table:table-cell office:value-type="float" office:value="0.03509802" calcext:value-type="float">
            <text:p>0,03509802</text:p>
          </table:table-cell>
          <table:table-cell office:value-type="float" office:value="0.03795314" calcext:value-type="float">
            <text:p>0,03795314</text:p>
          </table:table-cell>
          <table:table-cell office:value-type="float" office:value="0.00007657615" calcext:value-type="float">
            <text:p>7,657615E-05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0006959122" calcext:value-type="float">
            <text:p>6,959122E-05</text:p>
          </table:table-cell>
          <table:table-cell office:value-type="float" office:value="0.00008426217" calcext:value-type="float">
            <text:p>8,426217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254942" calcext:value-type="float">
            <text:p>0,07254942</text:p>
          </table:table-cell>
          <table:table-cell office:value-type="float" office:value="0.04867864" calcext:value-type="float">
            <text:p>0,04867864</text:p>
          </table:table-cell>
          <table:table-cell office:value-type="float" office:value="0.06593179" calcext:value-type="float">
            <text:p>0,06593179</text:p>
          </table:table-cell>
          <table:table-cell office:value-type="float" office:value="0.07983126" calcext:value-type="float">
            <text:p>0,07983126</text:p>
          </table:table-cell>
          <table:table-cell office:value-type="float" office:value="392" calcext:value-type="float">
            <text:p>392</text:p>
          </table:table-cell>
          <table:table-cell office:value-type="float" office:value="161.61" calcext:value-type="float">
            <text:p>161,61</text:p>
          </table:table-cell>
          <table:table-cell office:value-type="float" office:value="0.02433932" calcext:value-type="float">
            <text:p>0,02433932</text:p>
          </table:table-cell>
          <table:table-cell office:value-type="float" office:value="154.0598" calcext:value-type="float">
            <text:p>154,0598</text:p>
          </table:table-cell>
          <table:table-cell office:value-type="float" office:value="169.5302" calcext:value-type="float">
            <text:p>169,5302</text:p>
          </table:table-cell>
          <table:table-cell office:value-type="float" office:value="392" calcext:value-type="float">
            <text:p>392</text:p>
          </table:table-cell>
          <table:table-cell office:value-type="float" office:value="4671.258" calcext:value-type="float">
            <text:p>4671,258</text:p>
          </table:table-cell>
          <table:table-cell office:value-type="float" office:value="4679.181" calcext:value-type="float">
            <text:p>4679,181</text:p>
          </table:table-cell>
          <table:table-cell office:value-type="float" office:value="-2333.614" calcext:value-type="float">
            <text:p>-2333,614</text:p>
          </table:table-cell>
          <table:table-cell office:value-type="float" office:value="0.07291953" calcext:value-type="float">
            <text:p>0,07291953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.0156" calcext:value-type="float">
            <text:p>153,0156</text:p>
          </table:table-cell>
          <table:table-cell office:value-type="float" office:value="0.5988375" calcext:value-type="float">
            <text:p>0,5988375</text:p>
          </table:table-cell>
          <table:table-cell table:number-columns-repeated="3"/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0.2527297" calcext:value-type="float">
            <text:p>0,252729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0.2186029" calcext:value-type="float">
            <text:p>0,2186029</text:p>
          </table:table-cell>
          <table:table-cell office:value-type="float" office:value="0.2921841" calcext:value-type="float">
            <text:p>0,2921841</text:p>
          </table:table-cell>
          <table:table-cell office:value-type="float" office:value="260.4991" calcext:value-type="float">
            <text:p>260,4991</text:p>
          </table:table-cell>
          <table:table-cell office:value-type="float" office:value="607" calcext:value-type="float">
            <text:p>607</text:p>
          </table:table-cell>
          <table:table-cell office:value-type="float" office:value="0.07376958" calcext:value-type="float">
            <text:p>0,07376958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260.4991" calcext:value-type="float">
            <text:p>260,4991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59" calcext:value-type="date">
            <text:p>2020-04-23 23:22:38</text:p>
          </table:table-cell>
          <table:table-cell office:value-type="string" calcext:value-type="string">
            <text:p>ACDC\2019-natred\TurdMeru-ab-m-10mn-haz-cos-9auwzt75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222.642" calcext:value-type="float">
            <text:p>222,642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8.53" calcext:value-type="date">
            <text:p>2020-04-23 23:22:38</text:p>
          </table:table-cell>
          <table:table-cell office:value-type="string" calcext:value-type="string">
            <text:p>ACDC\2019-natred\TurdMeru-ab-m-10mn-hno-cos-yrakz9ji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216.866" calcext:value-type="float">
            <text:p>216,866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50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8.7" calcext:value-type="date">
            <text:p>2020-04-23 23:22:38</text:p>
          </table:table-cell>
          <table:table-cell office:value-type="string" calcext:value-type="string">
            <text:p>ACDC\2019-natred\TurdMeru-ab-m-10mn-haz-cos-d500-_ypkosx5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7,6735E-0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6,518661E-05</text:p>
          </table:table-cell>
          <table:table-cell office:value-type="float" office:value="0.00009032929" calcext:value-type="float">
            <text:p>9,032929E-05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-haz-cos-d600-t1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04-23T23:22:38.81" calcext:value-type="date">
            <text:p>2020-04-23 23:22:38</text:p>
          </table:table-cell>
          <table:table-cell office:value-type="string" calcext:value-type="string">
            <text:p>ACDC\2019-natred\TurdMeru-ab-m-10mn-haz-cos-d600-t18-4vrb859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95.5889999999999" calcext:value-type="float">
            <text:p>95,5889999999999</text:p>
          </table:table-cell>
          <table:table-cell office:value-type="float" office:value="4682.617" calcext:value-type="float">
            <text:p>4682,617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3628731" calcext:value-type="float">
            <text:p>0,0003628731</text:p>
          </table:table-cell>
          <table:table-cell office:value-type="float" office:value="0.00514245" calcext:value-type="float">
            <text:p>0,00514245</text:p>
          </table:table-cell>
          <table:table-cell office:value-type="float" office:value="0.008369863" calcext:value-type="float">
            <text:p>0,008369863</text:p>
          </table:table-cell>
          <table:table-cell office:value-type="float" office:value="0.00007271031" calcext:value-type="float">
            <text:p>7,271031E-05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6,243243E-05</text:p>
          </table:table-cell>
          <table:table-cell office:value-type="float" office:value="0.00008468018" calcext:value-type="float">
            <text:p>8,468018E-05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a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8.98" calcext:value-type="date">
            <text:p>2020-04-23 23:22:38</text:p>
          </table:table-cell>
          <table:table-cell office:value-type="string" calcext:value-type="string">
            <text:p>ACDC\2019-natred\TurdMeru-ab-ma-5mn-haz-cos-p338ae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6,854264E-05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5,715941E-05</text:p>
          </table:table-cell>
          <table:table-cell office:value-type="float" office:value="0.00008219283" calcext:value-type="float">
            <text:p>8,219283E-05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a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8.93" calcext:value-type="date">
            <text:p>2020-04-23 23:22:38</text:p>
          </table:table-cell>
          <table:table-cell office:value-type="string" calcext:value-type="string">
            <text:p>ACDC\2019-natred\TurdMeru-ab-ma-5mn-hno-cos-ayqd1n9d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55.986" calcext:value-type="float">
            <text:p>2755,986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3384337" calcext:value-type="float">
            <text:p>0,3384337</text:p>
          </table:table-cell>
          <table:table-cell office:value-type="float" office:value="0.008341253" calcext:value-type="float">
            <text:p>0,008341253</text:p>
          </table:table-cell>
          <table:table-cell office:value-type="float" office:value="0.1874967" calcext:value-type="float">
            <text:p>0,1874967</text:p>
          </table:table-cell>
          <table:table-cell office:value-type="float" office:value="0.0000845433" calcext:value-type="float">
            <text:p>8,45433E-05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0007155894" calcext:value-type="float">
            <text:p>7,155894E-05</text:p>
          </table:table-cell>
          <table:table-cell office:value-type="float" office:value="0.00009988368" calcext:value-type="float">
            <text:p>9,988368E-05</text:p>
          </table:table-cell>
          <table:table-cell office:value-type="float" office:value="227" calcext:value-type="float">
            <text:p>227</text:p>
          </table:table-cell>
          <table:table-cell office:value-type="float" office:value="0.04638754" calcext:value-type="float">
            <text:p>0,04638754</text:p>
          </table:table-cell>
          <table:table-cell office:value-type="float" office:value="0.08477233" calcext:value-type="float">
            <text:p>0,08477233</text:p>
          </table:table-cell>
          <table:table-cell office:value-type="float" office:value="0.03926323" calcext:value-type="float">
            <text:p>0,03926323</text:p>
          </table:table-cell>
          <table:table-cell office:value-type="float" office:value="0.05480455" calcext:value-type="float">
            <text:p>0,05480455</text:p>
          </table:table-cell>
          <table:table-cell office:value-type="float" office:value="227" calcext:value-type="float">
            <text:p>227</text:p>
          </table:table-cell>
          <table:table-cell office:value-type="float" office:value="153.8067" calcext:value-type="float">
            <text:p>153,8067</text:p>
          </table:table-cell>
          <table:table-cell office:value-type="float" office:value="0.04238616" calcext:value-type="float">
            <text:p>0,04238616</text:p>
          </table:table-cell>
          <table:table-cell office:value-type="float" office:value="141.4878" calcext:value-type="float">
            <text:p>141,4878</text:p>
          </table:table-cell>
          <table:table-cell office:value-type="float" office:value="167.1982" calcext:value-type="float">
            <text:p>167,1982</text:p>
          </table:table-cell>
          <table:table-cell office:value-type="float" office:value="227" calcext:value-type="float">
            <text:p>227</text:p>
          </table:table-cell>
          <table:table-cell office:value-type="float" office:value="2756.163" calcext:value-type="float">
            <text:p>2756,163</text:p>
          </table:table-cell>
          <table:table-cell office:value-type="float" office:value="2769.756" calcext:value-type="float">
            <text:p>2769,756</text:p>
          </table:table-cell>
          <table:table-cell office:value-type="float" office:value="-1373.993" calcext:value-type="float">
            <text:p>-1373,993</text:p>
          </table:table-cell>
          <table:table-cell office:value-type="float" office:value="0.1675261" calcext:value-type="float">
            <text:p>0,167526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1.7702" calcext:value-type="float">
            <text:p>171,7702</text:p>
          </table:table-cell>
          <table:table-cell office:value-type="float" office:value="0.8982553" calcext:value-type="float">
            <text:p>0,8982553</text:p>
          </table:table-cell>
          <table:table-cell office:value-type="float" office:value="-0.01671651" calcext:value-type="float">
            <text:p>-0,01671651</text:p>
          </table:table-cell>
          <table:table-cell office:value-type="float" office:value="0.2242214" calcext:value-type="float">
            <text:p>0,2242214</text:p>
          </table:table-cell>
          <table:table-cell/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0.1635904" calcext:value-type="float">
            <text:p>0,1635904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0.1306716" calcext:value-type="float">
            <text:p>0,1306716</text:p>
          </table:table-cell>
          <table:table-cell office:value-type="float" office:value="0.204802" calcext:value-type="float">
            <text:p>0,204802</text:p>
          </table:table-cell>
          <table:table-cell office:value-type="float" office:value="287.8594" calcext:value-type="float">
            <text:p>287,8594</text:p>
          </table:table-cell>
          <table:table-cell office:value-type="float" office:value="393" calcext:value-type="float">
            <text:p>393</text:p>
          </table:table-cell>
          <table:table-cell office:value-type="float" office:value="0.1145248" calcext:value-type="float">
            <text:p>0,1145248</text:p>
          </table:table-cell>
          <table:table-cell office:value-type="float" office:value="314" calcext:value-type="float">
            <text:p>314</text:p>
          </table:table-cell>
          <table:table-cell office:value-type="float" office:value="492" calcext:value-type="float">
            <text:p>492</text:p>
          </table:table-cell>
          <table:table-cell office:value-type="float" office:value="287.8594" calcext:value-type="float">
            <text:p>287,8594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9.1" calcext:value-type="date">
            <text:p>2020-04-23 23:22:39</text:p>
          </table:table-cell>
          <table:table-cell office:value-type="string" calcext:value-type="string">
            <text:p>ACDC\2019-natred\LuscMega-b-m-5mn-hno-cos-w77njjdw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3729" calcext:value-type="float">
            <text:p>266,3729</text:p>
          </table:table-cell>
          <table:table-cell office:value-type="float" office:value="724.2105" calcext:value-type="float">
            <text:p>724,2105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3,411E-05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2,789219E-05</text:p>
          </table:table-cell>
          <table:table-cell office:value-type="float" office:value="0.00004171391" calcext:value-type="float">
            <text:p>4,171391E-05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a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9.11" calcext:value-type="date">
            <text:p>2020-04-23 23:22:39</text:p>
          </table:table-cell>
          <table:table-cell office:value-type="string" calcext:value-type="string">
            <text:p>ACDC\2019-natred\TurdMeru-ab-ma-10mn-haz-cos-b2j5p5i5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7,024525E-0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6,063364E-05</text:p>
          </table:table-cell>
          <table:table-cell office:value-type="float" office:value="0.00008138047" calcext:value-type="float">
            <text:p>8,138047E-05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39.29" calcext:value-type="date">
            <text:p>2020-04-23 23:22:39</text:p>
          </table:table-cell>
          <table:table-cell office:value-type="string" calcext:value-type="string">
            <text:p>ACDC\2019-natred\LuscMega-b-m-5mn-hno-cos-g10-k6oy010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6.178" calcext:value-type="float">
            <text:p>266,178</text:p>
          </table:table-cell>
          <table:table-cell office:value-type="float" office:value="724.0156" calcext:value-type="float">
            <text:p>724,0156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3,420466E-05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2,797264E-05</text:p>
          </table:table-cell>
          <table:table-cell office:value-type="float" office:value="0.00004182511" calcext:value-type="float">
            <text:p>4,182511E-05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+a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a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39.1" calcext:value-type="date">
            <text:p>2020-04-23 23:22:39</text:p>
          </table:table-cell>
          <table:table-cell office:value-type="string" calcext:value-type="string">
            <text:p>ACDC\2019-natred\TurdMeru-ab-ma-10mn-hno-cos-jggqmhcd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3.894" calcext:value-type="float">
            <text:p>4803,894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2694368" calcext:value-type="float">
            <text:p>0,02694368</text:p>
          </table:table-cell>
          <table:table-cell office:value-type="float" office:value="0.3513441" calcext:value-type="float">
            <text:p>0,3513441</text:p>
          </table:table-cell>
          <table:table-cell office:value-type="float" office:value="0.09155095" calcext:value-type="float">
            <text:p>0,09155095</text:p>
          </table:table-cell>
          <table:table-cell office:value-type="float" office:value="0.00007837464" calcext:value-type="float">
            <text:p>7,837464E-05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0007042343" calcext:value-type="float">
            <text:p>7,042343E-05</text:p>
          </table:table-cell>
          <table:table-cell office:value-type="float" office:value="0.0000872236" calcext:value-type="float">
            <text:p>8,72236E-05</text:p>
          </table:table-cell>
          <table:table-cell office:value-type="float" office:value="396" calcext:value-type="float">
            <text:p>396</text:p>
          </table:table-cell>
          <table:table-cell office:value-type="float" office:value="0.04130612" calcext:value-type="float">
            <text:p>0,04130612</text:p>
          </table:table-cell>
          <table:table-cell office:value-type="float" office:value="0.05445329" calcext:value-type="float">
            <text:p>0,05445329</text:p>
          </table:table-cell>
          <table:table-cell office:value-type="float" office:value="0.03711556" calcext:value-type="float">
            <text:p>0,03711556</text:p>
          </table:table-cell>
          <table:table-cell office:value-type="float" office:value="0.04596983" calcext:value-type="float">
            <text:p>0,04596983</text:p>
          </table:table-cell>
          <table:table-cell office:value-type="float" office:value="396" calcext:value-type="float">
            <text:p>396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0.02722664" calcext:value-type="float">
            <text:p>0,02722664</text:p>
          </table:table-cell>
          <table:table-cell office:value-type="float" office:value="151.4207" calcext:value-type="float">
            <text:p>151,4207</text:p>
          </table:table-cell>
          <table:table-cell office:value-type="float" office:value="168.5269" calcext:value-type="float">
            <text:p>168,5269</text:p>
          </table:table-cell>
          <table:table-cell office:value-type="float" office:value="396" calcext:value-type="float">
            <text:p>396</text:p>
          </table:table-cell>
          <table:table-cell office:value-type="float" office:value="4803.995" calcext:value-type="float">
            <text:p>4803,995</text:p>
          </table:table-cell>
          <table:table-cell office:value-type="float" office:value="4819.859" calcext:value-type="float">
            <text:p>4819,859</text:p>
          </table:table-cell>
          <table:table-cell office:value-type="float" office:value="-2397.947" calcext:value-type="float">
            <text:p>-2397,947</text:p>
          </table:table-cell>
          <table:table-cell office:value-type="float" office:value="0.1553742" calcext:value-type="float">
            <text:p>0,1553742</text:p>
          </table:table-cell>
          <table:table-cell office:value-type="float" office:value="0.3" calcext:value-type="float">
            <text:p>0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5.8237" calcext:value-type="float">
            <text:p>195,8237</text:p>
          </table:table-cell>
          <table:table-cell office:value-type="float" office:value="1.079137" calcext:value-type="float">
            <text:p>1,079137</text:p>
          </table:table-cell>
          <table:table-cell office:value-type="float" office:value="-0.07274303" calcext:value-type="float">
            <text:p>-0,07274303</text:p>
          </table:table-cell>
          <table:table-cell office:value-type="float" office:value="0.3570453" calcext:value-type="float">
            <text:p>0,3570453</text:p>
          </table:table-cell>
          <table:table-cell/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0.2626045" calcext:value-type="float">
            <text:p>0,2626045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0.2250491" calcext:value-type="float">
            <text:p>0,2250491</text:p>
          </table:table-cell>
          <table:table-cell office:value-type="float" office:value="0.3064269" calcext:value-type="float">
            <text:p>0,3064269</text:p>
          </table:table-cell>
          <table:table-cell office:value-type="float" office:value="292.2411" calcext:value-type="float">
            <text:p>292,2411</text:p>
          </table:table-cell>
          <table:table-cell office:value-type="float" office:value="630" calcext:value-type="float">
            <text:p>630</text:p>
          </table:table-cell>
          <table:table-cell office:value-type="float" office:value="0.07853602" calcext:value-type="float">
            <text:p>0,07853602</text:p>
          </table:table-cell>
          <table:table-cell office:value-type="float" office:value="540" calcext:value-type="float">
            <text:p>540</text:p>
          </table:table-cell>
          <table:table-cell office:value-type="float" office:value="735" calcext:value-type="float">
            <text:p>735</text:p>
          </table:table-cell>
          <table:table-cell office:value-type="float" office:value="292.2411" calcext:value-type="float">
            <text:p>292,2411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d28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39.34" calcext:value-type="date">
            <text:p>2020-04-23 23:22:39</text:p>
          </table:table-cell>
          <table:table-cell office:value-type="string" calcext:value-type="string">
            <text:p>ACDC\2019-natred\LuscMega-b-m-5mn-hno-cos-d280-rfu0fww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5,982538E-05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no-cos-g15-d300-t14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39.41" calcext:value-type="date">
            <text:p>2020-04-23 23:22:39</text:p>
          </table:table-cell>
          <table:table-cell office:value-type="string" calcext:value-type="string">
            <text:p>ACDC\2019-natred\LuscMega-b-m-5mn-hno-cos-g15-d300-t14-2a9qh1bw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6991" calcext:value-type="float">
            <text:p>39,6991</text:p>
          </table:table-cell>
          <table:table-cell office:value-type="float" office:value="497.5367" calcext:value-type="float">
            <text:p>497,536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3940925" calcext:value-type="float">
            <text:p>0,3940925</text:p>
          </table:table-cell>
          <table:table-cell office:value-type="float" office:value="0.2920787" calcext:value-type="float">
            <text:p>0,2920787</text:p>
          </table:table-cell>
          <table:table-cell office:value-type="float" office:value="0.8635276" calcext:value-type="float">
            <text:p>0,8635276</text:p>
          </table:table-cell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6,431351E-05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39.86" calcext:value-type="date">
            <text:p>2020-04-23 23:22:39</text:p>
          </table:table-cell>
          <table:table-cell office:value-type="string" calcext:value-type="string">
            <text:p>ACDC\2019-natred\LuscMega-b-m-5mn-haz-cos-0408v23b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9336" calcext:value-type="float">
            <text:p>261,9336</text:p>
          </table:table-cell>
          <table:table-cell office:value-type="float" office:value="719.7712" calcext:value-type="float">
            <text:p>719,771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9972513" calcext:value-type="float">
            <text:p>0,009972513</text:p>
          </table:table-cell>
          <table:table-cell office:value-type="float" office:value="0.08929592" calcext:value-type="float">
            <text:p>0,08929592</text:p>
          </table:table-cell>
          <table:table-cell office:value-type="float" office:value="0.02986854" calcext:value-type="float">
            <text:p>0,02986854</text:p>
          </table:table-cell>
          <table:table-cell office:value-type="float" office:value="0.00005394509" calcext:value-type="float">
            <text:p>5,394509E-05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0003393332" calcext:value-type="float">
            <text:p>3,393332E-05</text:p>
          </table:table-cell>
          <table:table-cell office:value-type="float" office:value="0.00008575855" calcext:value-type="float">
            <text:p>8,57585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67863" calcext:value-type="float">
            <text:p>0,03667863</text:p>
          </table:table-cell>
          <table:table-cell office:value-type="float" office:value="0.2344458" calcext:value-type="float">
            <text:p>0,2344458</text:p>
          </table:table-cell>
          <table:table-cell office:value-type="float" office:value="0.02307213" calcext:value-type="float">
            <text:p>0,02307213</text:p>
          </table:table-cell>
          <table:table-cell office:value-type="float" office:value="0.05830941" calcext:value-type="float">
            <text:p>0,05830941</text:p>
          </table:table-cell>
          <table:table-cell office:value-type="float" office:value="55" calcext:value-type="float">
            <text:p>55</text:p>
          </table:table-cell>
          <table:table-cell office:value-type="float" office:value="192.548" calcext:value-type="float">
            <text:p>192,548</text:p>
          </table:table-cell>
          <table:table-cell office:value-type="float" office:value="0.1172229" calcext:value-type="float">
            <text:p>0,1172229</text:p>
          </table:table-cell>
          <table:table-cell office:value-type="float" office:value="152.357" calcext:value-type="float">
            <text:p>152,357</text:p>
          </table:table-cell>
          <table:table-cell office:value-type="float" office:value="243.3412" calcext:value-type="float">
            <text:p>243,3412</text:p>
          </table:table-cell>
          <table:table-cell office:value-type="float" office:value="55" calcext:value-type="float">
            <text:p>55</text:p>
          </table:table-cell>
          <table:table-cell office:value-type="float" office:value="719.9934" calcext:value-type="float">
            <text:p>719,9934</text:p>
          </table:table-cell>
          <table:table-cell office:value-type="float" office:value="723.8573" calcext:value-type="float">
            <text:p>723,8573</text:p>
          </table:table-cell>
          <table:table-cell office:value-type="float" office:value="-357.8856" calcext:value-type="float">
            <text:p>-357,8856</text:p>
          </table:table-cell>
          <table:table-cell office:value-type="float" office:value="0.6965854" calcext:value-type="float">
            <text:p>0,696585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8623" calcext:value-type="float">
            <text:p>122,8623</text:p>
          </table:table-cell>
          <table:table-cell office:value-type="float" office:value="2.981298" calcext:value-type="float">
            <text:p>2,981298</text:p>
          </table:table-cell>
          <table:table-cell table:number-columns-repeated="3"/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0.05206179" calcext:value-type="float">
            <text:p>0,05206179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0.03084177" calcext:value-type="float">
            <text:p>0,03084177</text:p>
          </table:table-cell>
          <table:table-cell office:value-type="float" office:value="0.08788176" calcext:value-type="float">
            <text:p>0,08788176</text:p>
          </table:table-cell>
          <table:table-cell office:value-type="float" office:value="89.10983" calcext:value-type="float">
            <text:p>89,10983</text:p>
          </table:table-cell>
          <table:table-cell office:value-type="float" office:value="125" calcext:value-type="float">
            <text:p>125</text:p>
          </table:table-cell>
          <table:table-cell office:value-type="float" office:value="0.2681413" calcext:value-type="float">
            <text:p>0,2681413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89.10983" calcext:value-type="float">
            <text:p>89,10983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2" calcext:value-type="date">
            <text:p>2020-04-23 23:22:40</text:p>
          </table:table-cell>
          <table:table-cell office:value-type="string" calcext:value-type="string">
            <text:p>ACDC\2019-natred\LuscMega-b-m-5mn-haz-cos-g10-whs_ezw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61.623" calcext:value-type="float">
            <text:p>261,623</text:p>
          </table:table-cell>
          <table:table-cell office:value-type="float" office:value="719.4606" calcext:value-type="float">
            <text:p>719,4606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4001677" calcext:value-type="float">
            <text:p>0,004001677</text:p>
          </table:table-cell>
          <table:table-cell office:value-type="float" office:value="0.08015192" calcext:value-type="float">
            <text:p>0,08015192</text:p>
          </table:table-cell>
          <table:table-cell office:value-type="float" office:value="0.04402524" calcext:value-type="float">
            <text:p>0,04402524</text:p>
          </table:table-cell>
          <table:table-cell office:value-type="float" office:value="0.0000548464" calcext:value-type="float">
            <text:p>5,48464E-05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0003433832" calcext:value-type="float">
            <text:p>3,433832E-05</text:p>
          </table:table-cell>
          <table:table-cell office:value-type="float" office:value="0.00008760265" calcext:value-type="float">
            <text:p>8,760265E-05</text:p>
          </table:table-cell>
          <table:table-cell office:value-type="float" office:value="55" calcext:value-type="float">
            <text:p>55</text:p>
          </table:table-cell>
          <table:table-cell office:value-type="float" office:value="0.03607588" calcext:value-type="float">
            <text:p>0,03607588</text:p>
          </table:table-cell>
          <table:table-cell office:value-type="float" office:value="0.2368908" calcext:value-type="float">
            <text:p>0,2368908</text:p>
          </table:table-cell>
          <table:table-cell office:value-type="float" office:value="0.02258644" calcext:value-type="float">
            <text:p>0,02258644</text:p>
          </table:table-cell>
          <table:table-cell office:value-type="float" office:value="0.0576217" calcext:value-type="float">
            <text:p>0,0576217</text:p>
          </table:table-cell>
          <table:table-cell office:value-type="float" office:value="55" calcext:value-type="float">
            <text:p>55</text:p>
          </table:table-cell>
          <table:table-cell office:value-type="float" office:value="190.9594" calcext:value-type="float">
            <text:p>190,9594</text:p>
          </table:table-cell>
          <table:table-cell office:value-type="float" office:value="0.1184454" calcext:value-type="float">
            <text:p>0,1184454</text:p>
          </table:table-cell>
          <table:table-cell office:value-type="float" office:value="150.734" calcext:value-type="float">
            <text:p>150,734</text:p>
          </table:table-cell>
          <table:table-cell office:value-type="float" office:value="241.9193" calcext:value-type="float">
            <text:p>241,9193</text:p>
          </table:table-cell>
          <table:table-cell office:value-type="float" office:value="55" calcext:value-type="float">
            <text:p>55</text:p>
          </table:table-cell>
          <table:table-cell office:value-type="float" office:value="719.6829" calcext:value-type="float">
            <text:p>719,6829</text:p>
          </table:table-cell>
          <table:table-cell office:value-type="float" office:value="723.5467" calcext:value-type="float">
            <text:p>723,5467</text:p>
          </table:table-cell>
          <table:table-cell office:value-type="float" office:value="-357.7303" calcext:value-type="float">
            <text:p>-357,7303</text:p>
          </table:table-cell>
          <table:table-cell office:value-type="float" office:value="0.6905212" calcext:value-type="float">
            <text:p>0,690521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6853" calcext:value-type="float">
            <text:p>121,6853</text:p>
          </table:table-cell>
          <table:table-cell office:value-type="float" office:value="2.97174" calcext:value-type="float">
            <text:p>2,97174</text:p>
          </table:table-cell>
          <table:table-cell table:number-columns-repeated="3"/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0.05293163" calcext:value-type="float">
            <text:p>0,05293163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0.03122906" calcext:value-type="float">
            <text:p>0,03122906</text:p>
          </table:table-cell>
          <table:table-cell office:value-type="float" office:value="0.08971633" calcext:value-type="float">
            <text:p>0,08971633</text:p>
          </table:table-cell>
          <table:table-cell office:value-type="float" office:value="88.44099" calcext:value-type="float">
            <text:p>88,44099</text:p>
          </table:table-cell>
          <table:table-cell office:value-type="float" office:value="127" calcext:value-type="float">
            <text:p>127</text:p>
          </table:table-cell>
          <table:table-cell office:value-type="float" office:value="0.2702816" calcext:value-type="float">
            <text:p>0,2702816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88.44099" calcext:value-type="float">
            <text:p>88,44099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d28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5" calcext:value-type="date">
            <text:p>2020-04-23 23:22:40</text:p>
          </table:table-cell>
          <table:table-cell office:value-type="string" calcext:value-type="string">
            <text:p>ACDC\2019-natred\LuscMega-b-m-5mn-haz-cos-d280-totu39e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7.8376" calcext:value-type="float">
            <text:p>457,8376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4783733" calcext:value-type="float">
            <text:p>0,4783733</text:p>
          </table:table-cell>
          <table:table-cell office:value-type="float" office:value="0.8626642" calcext:value-type="float">
            <text:p>0,8626642</text:p>
          </table:table-cell>
          <table:table-cell office:value-type="float" office:value="0.6772459" calcext:value-type="float">
            <text:p>0,6772459</text:p>
          </table:table-cell>
          <table:table-cell office:value-type="float" office:value="0.00008964748" calcext:value-type="float">
            <text:p>8,964748E-05</text:p>
          </table:table-cell>
          <table:table-cell office:value-type="float" office:value="0.4241663" calcext:value-type="float">
            <text:p>0,4241663</text:p>
          </table:table-cell>
          <table:table-cell office:value-type="float" office:value="0.0000393761" calcext:value-type="float">
            <text:p>3,93761E-05</text:p>
          </table:table-cell>
          <table:table-cell office:value-type="float" office:value="0.0002041002" calcext:value-type="float">
            <text:p>0,0002041002</text:p>
          </table:table-cell>
          <table:table-cell office:value-type="float" office:value="39" calcext:value-type="float">
            <text:p>39</text:p>
          </table:table-cell>
          <table:table-cell office:value-type="float" office:value="0.2845613" calcext:value-type="float">
            <text:p>0,2845613</text:p>
          </table:table-cell>
          <table:table-cell office:value-type="float" office:value="0.4241664" calcext:value-type="float">
            <text:p>0,4241664</text:p>
          </table:table-cell>
          <table:table-cell office:value-type="float" office:value="0.1249886" calcext:value-type="float">
            <text:p>0,1249886</text:p>
          </table:table-cell>
          <table:table-cell office:value-type="float" office:value="0.6478602" calcext:value-type="float">
            <text:p>0,6478602</text:p>
          </table:table-cell>
          <table:table-cell office:value-type="float" office:value="39" calcext:value-type="float">
            <text:p>39</text:p>
          </table:table-cell>
          <table:table-cell office:value-type="float" office:value="149.364" calcext:value-type="float">
            <text:p>149,364</text:p>
          </table:table-cell>
          <table:table-cell office:value-type="float" office:value="0.2120832" calcext:value-type="float">
            <text:p>0,2120832</text:p>
          </table:table-cell>
          <table:table-cell office:value-type="float" office:value="97.72108" calcext:value-type="float">
            <text:p>97,72108</text:p>
          </table:table-cell>
          <table:table-cell office:value-type="float" office:value="228.2988" calcext:value-type="float">
            <text:p>228,2988</text:p>
          </table:table-cell>
          <table:table-cell office:value-type="float" office:value="39" calcext:value-type="float">
            <text:p>39</text:p>
          </table:table-cell>
          <table:table-cell office:value-type="float" office:value="458.1534" calcext:value-type="float">
            <text:p>458,1534</text:p>
          </table:table-cell>
          <table:table-cell office:value-type="float" office:value="461.2647" calcext:value-type="float">
            <text:p>461,2647</text:p>
          </table:table-cell>
          <table:table-cell office:value-type="float" office:value="-226.9188" calcext:value-type="float">
            <text:p>-226,9188</text:p>
          </table:table-cell>
          <table:table-cell office:value-type="float" office:value="0.9891204" calcext:value-type="float">
            <text:p>0,9891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4858" calcext:value-type="float">
            <text:p>92,54858</text:p>
          </table:table-cell>
          <table:table-cell office:value-type="float" office:value="2.098161" calcext:value-type="float">
            <text:p>2,098161</text:p>
          </table:table-cell>
          <table:table-cell table:number-columns-repeated="3"/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0.06223207" calcext:value-type="float">
            <text:p>0,06223207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0.02610544" calcext:value-type="float">
            <text:p>0,02610544</text:p>
          </table:table-cell>
          <table:table-cell office:value-type="float" office:value="0.1483534" calcext:value-type="float">
            <text:p>0,1483534</text:p>
          </table:table-cell>
          <table:table-cell office:value-type="float" office:value="50.60864" calcext:value-type="float">
            <text:p>50,60864</text:p>
          </table:table-cell>
          <table:table-cell office:value-type="float" office:value="149" calcext:value-type="float">
            <text:p>149</text:p>
          </table:table-cell>
          <table:table-cell office:value-type="float" office:value="0.4536987" calcext:value-type="float">
            <text:p>0,4536987</text:p>
          </table:table-cell>
          <table:table-cell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office:value-type="float" office:value="50.60864" calcext:value-type="float">
            <text:p>50,60864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date" office:date-value="2020-04-23T23:22:40.51" calcext:value-type="date">
            <text:p>2020-04-23 23:22:40</text:p>
          </table:table-cell>
          <table:table-cell office:value-type="string" calcext:value-type="string">
            <text:p>ACDC\2019-natred\LuscMega-b-m-10mn-hno-cos-vly1ae_w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5059" calcext:value-type="float">
            <text:p>274,5059</text:p>
          </table:table-cell>
          <table:table-cell office:value-type="float" office:value="1058.948" calcext:value-type="float">
            <text:p>1058,948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3,34086E-05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2,820783E-05</text:p>
          </table:table-cell>
          <table:table-cell office:value-type="float" office:value="0.00003956824" calcext:value-type="float">
            <text:p>3,956824E-05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-haz-cos-g15-d300-t14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04-23T23:22:40.59" calcext:value-type="date">
            <text:p>2020-04-23 23:22:40</text:p>
          </table:table-cell>
          <table:table-cell office:value-type="string" calcext:value-type="string">
            <text:p>ACDC\2019-natred\LuscMega-b-m-5mn-haz-cos-g15-d300-t14-5qgkvzij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9.4351" calcext:value-type="float">
            <text:p>39,4351</text:p>
          </table:table-cell>
          <table:table-cell office:value-type="float" office:value="497.2727" calcext:value-type="float">
            <text:p>497,2727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2926919" calcext:value-type="float">
            <text:p>0,2926919</text:p>
          </table:table-cell>
          <table:table-cell office:value-type="float" office:value="0.2910722" calcext:value-type="float">
            <text:p>0,2910722</text:p>
          </table:table-cell>
          <table:table-cell office:value-type="float" office:value="0.7348589" calcext:value-type="float">
            <text:p>0,7348589</text:p>
          </table:table-cell>
          <table:table-cell office:value-type="float" office:value="0.00008934733" calcext:value-type="float">
            <text:p>8,934733E-05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0003502888" calcext:value-type="float">
            <text:p>3,502888E-05</text:p>
          </table:table-cell>
          <table:table-cell office:value-type="float" office:value="0.0002278961" calcext:value-type="float">
            <text:p>0,0002278961</text:p>
          </table:table-cell>
          <table:table-cell office:value-type="float" office:value="42" calcext:value-type="float">
            <text:p>42</text:p>
          </table:table-cell>
          <table:table-cell office:value-type="float" office:value="0.2487172" calcext:value-type="float">
            <text:p>0,2487172</text:p>
          </table:table-cell>
          <table:table-cell office:value-type="float" office:value="0.4901133" calcext:value-type="float">
            <text:p>0,4901133</text:p>
          </table:table-cell>
          <table:table-cell office:value-type="float" office:value="0.09751031" calcext:value-type="float">
            <text:p>0,09751031</text:p>
          </table:table-cell>
          <table:table-cell office:value-type="float" office:value="0.6343971" calcext:value-type="float">
            <text:p>0,6343971</text:p>
          </table:table-cell>
          <table:table-cell office:value-type="float" office:value="42" calcext:value-type="float">
            <text:p>42</text:p>
          </table:table-cell>
          <table:table-cell office:value-type="float" office:value="149.6147" calcext:value-type="float">
            <text:p>149,6147</text:p>
          </table:table-cell>
          <table:table-cell office:value-type="float" office:value="0.2450567" calcext:value-type="float">
            <text:p>0,2450567</text:p>
          </table:table-cell>
          <table:table-cell office:value-type="float" office:value="91.90093" calcext:value-type="float">
            <text:p>91,90093</text:p>
          </table:table-cell>
          <table:table-cell office:value-type="float" office:value="243.5726" calcext:value-type="float">
            <text:p>243,5726</text:p>
          </table:table-cell>
          <table:table-cell office:value-type="float" office:value="42" calcext:value-type="float">
            <text:p>42</text:p>
          </table:table-cell>
          <table:table-cell office:value-type="float" office:value="497.5654" calcext:value-type="float">
            <text:p>497,5654</text:p>
          </table:table-cell>
          <table:table-cell office:value-type="float" office:value="500.8411" calcext:value-type="float">
            <text:p>500,8411</text:p>
          </table:table-cell>
          <table:table-cell office:value-type="float" office:value="-246.6363" calcext:value-type="float">
            <text:p>-246,6363</text:p>
          </table:table-cell>
          <table:table-cell office:value-type="float" office:value="0.9690178" calcext:value-type="float">
            <text:p>0,9690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13898" calcext:value-type="float">
            <text:p>86,13898</text:p>
          </table:table-cell>
          <table:table-cell office:value-type="float" office:value="1.928837" calcext:value-type="float">
            <text:p>1,928837</text:p>
          </table:table-cell>
          <table:table-cell table:number-columns-repeated="3"/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0.06656203" calcext:value-type="float">
            <text:p>0,06656203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0.02518641" calcext:value-type="float">
            <text:p>0,02518641</text:p>
          </table:table-cell>
          <table:table-cell office:value-type="float" office:value="0.1759085" calcext:value-type="float">
            <text:p>0,1759085</text:p>
          </table:table-cell>
          <table:table-cell office:value-type="float" office:value="50.47641" calcext:value-type="float">
            <text:p>50,47641</text:p>
          </table:table-cell>
          <table:table-cell office:value-type="float" office:value="160" calcext:value-type="float">
            <text:p>160</text:p>
          </table:table-cell>
          <table:table-cell office:value-type="float" office:value="0.5137274" calcext:value-type="float">
            <text:p>0,5137274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office:value-type="float" office:value="50.47641" calcext:value-type="float">
            <text:p>50,47641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g1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date" office:date-value="2020-04-23T23:22:40.62" calcext:value-type="date">
            <text:p>2020-04-23 23:22:40</text:p>
          </table:table-cell>
          <table:table-cell office:value-type="string" calcext:value-type="string">
            <text:p>ACDC\2019-natred\LuscMega-b-m-10mn-hno-cos-g10-o6w9xq5a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4.2249" calcext:value-type="float">
            <text:p>274,2249</text:p>
          </table:table-cell>
          <table:table-cell office:value-type="float" office:value="1058.667" calcext:value-type="float">
            <text:p>1058,667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3,35023E-05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2,829015E-05</text:p>
          </table:table-cell>
          <table:table-cell office:value-type="float" office:value="0.00003967473" calcext:value-type="float">
            <text:p>3,967473E-05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d35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68" calcext:value-type="date">
            <text:p>2020-04-23 23:22:40</text:p>
          </table:table-cell>
          <table:table-cell office:value-type="string" calcext:value-type="string">
            <text:p>ACDC\2019-natred\LuscMega-b-m-10mn-hno-cos-d350-v35v3qq_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4.4421" calcext:value-type="float">
            <text:p>784,4421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6085085" calcext:value-type="float">
            <text:p>0,6085085</text:p>
          </table:table-cell>
          <table:table-cell office:value-type="float" office:value="0.3857976" calcext:value-type="float">
            <text:p>0,3857976</text:p>
          </table:table-cell>
          <table:table-cell office:value-type="float" office:value="0.451609" calcext:value-type="float">
            <text:p>0,451609</text:p>
          </table:table-cell>
          <table:table-cell office:value-type="float" office:value="0.00005227832" calcext:value-type="float">
            <text:p>5,227832E-05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0000397023" calcext:value-type="float">
            <text:p>3,97023E-05</text:p>
          </table:table-cell>
          <table:table-cell office:value-type="float" office:value="0.00006883789" calcext:value-type="float">
            <text:p>6,883789E-05</text:p>
          </table:table-cell>
          <table:table-cell office:value-type="float" office:value="67" calcext:value-type="float">
            <text:p>67</text:p>
          </table:table-cell>
          <table:table-cell office:value-type="float" office:value="0.3123002" calcext:value-type="float">
            <text:p>0,3123002</text:p>
          </table:table-cell>
          <table:table-cell office:value-type="float" office:value="0.138519" calcext:value-type="float">
            <text:p>0,138519</text:p>
          </table:table-cell>
          <table:table-cell office:value-type="float" office:value="0.2371736" calcext:value-type="float">
            <text:p>0,2371736</text:p>
          </table:table-cell>
          <table:table-cell office:value-type="float" office:value="0.4112238" calcext:value-type="float">
            <text:p>0,4112238</text:p>
          </table:table-cell>
          <table:table-cell office:value-type="float" office:value="67" calcext:value-type="float">
            <text:p>67</text:p>
          </table:table-cell>
          <table:table-cell office:value-type="float" office:value="195.5934" calcext:value-type="float">
            <text:p>195,5934</text:p>
          </table:table-cell>
          <table:table-cell office:value-type="float" office:value="0.06925952" calcext:value-type="float">
            <text:p>0,06925952</text:p>
          </table:table-cell>
          <table:table-cell office:value-type="float" office:value="170.368" calcext:value-type="float">
            <text:p>170,368</text:p>
          </table:table-cell>
          <table:table-cell office:value-type="float" office:value="224.5538" calcext:value-type="float">
            <text:p>224,5538</text:p>
          </table:table-cell>
          <table:table-cell office:value-type="float" office:value="67" calcext:value-type="float">
            <text:p>67</text:p>
          </table:table-cell>
          <table:table-cell office:value-type="float" office:value="784.5027" calcext:value-type="float">
            <text:p>784,5027</text:p>
          </table:table-cell>
          <table:table-cell office:value-type="float" office:value="786.6617" calcext:value-type="float">
            <text:p>786,6617</text:p>
          </table:table-cell>
          <table:table-cell office:value-type="float" office:value="-391.2211" calcext:value-type="float">
            <text:p>-391,2211</text:p>
          </table:table-cell>
          <table:table-cell office:value-type="float" office:value="0.7989637" calcext:value-type="float">
            <text:p>0,798963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971" calcext:value-type="float">
            <text:p>141,6971</text:p>
          </table:table-cell>
          <table:table-cell table:number-columns-repeated="4"/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0.06018978" calcext:value-type="float">
            <text:p>0,06018978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0.04198156" calcext:value-type="float">
            <text:p>0,04198156</text:p>
          </table:table-cell>
          <table:table-cell office:value-type="float" office:value="0.08629528" calcext:value-type="float">
            <text:p>0,08629528</text:p>
          </table:table-cell>
          <table:table-cell office:value-type="float" office:value="146.6131" calcext:value-type="float">
            <text:p>146,6131</text:p>
          </table:table-cell>
          <table:table-cell office:value-type="float" office:value="144" calcext:value-type="float">
            <text:p>144</text:p>
          </table:table-cell>
          <table:table-cell office:value-type="float" office:value="0.1838235" calcext:value-type="float">
            <text:p>0,1838235</text:p>
          </table:table-cell>
          <table:table-cell office:value-type="float" office:value="101" calcext:value-type="float">
            <text:p>101</text:p>
          </table:table-cell>
          <table:table-cell office:value-type="float" office:value="207" calcext:value-type="float">
            <text:p>207</text:p>
          </table:table-cell>
          <table:table-cell office:value-type="float" office:value="146.6131" calcext:value-type="float">
            <text:p>146,6131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no-cos-g15-d370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date" office:date-value="2020-04-23T23:22:40.77" calcext:value-type="date">
            <text:p>2020-04-23 23:22:40</text:p>
          </table:table-cell>
          <table:table-cell office:value-type="string" calcext:value-type="string">
            <text:p>ACDC\2019-natred\LuscMega-b-m-10mn-hno-cos-g15-d370-cymrugtr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3.8991" calcext:value-type="float">
            <text:p>43,8991</text:p>
          </table:table-cell>
          <table:table-cell office:value-type="float" office:value="828.3412" calcext:value-type="float">
            <text:p>828,3412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4,7428E-05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3,665145E-05</text:p>
          </table:table-cell>
          <table:table-cell office:value-type="float" office:value="0.00006137317" calcext:value-type="float">
            <text:p>6,137317E-05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506" calcext:value-type="float">
            <text:p>149,0506</text:p>
          </table:table-cell>
          <table:table-cell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5" calcext:value-type="date">
            <text:p>2020-04-23 23:22:40</text:p>
          </table:table-cell>
          <table:table-cell office:value-type="string" calcext:value-type="string">
            <text:p>ACDC\2019-natred\LuscMega-b-m-10mn-haz-cos-8438v3i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4859" calcext:value-type="float">
            <text:p>273,4859</text:p>
          </table:table-cell>
          <table:table-cell office:value-type="float" office:value="1057.928" calcext:value-type="float">
            <text:p>1057,928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2870377" calcext:value-type="float">
            <text:p>0,2870377</text:p>
          </table:table-cell>
          <table:table-cell office:value-type="float" office:value="0.03151327" calcext:value-type="float">
            <text:p>0,03151327</text:p>
          </table:table-cell>
          <table:table-cell office:value-type="float" office:value="0.2162604" calcext:value-type="float">
            <text:p>0,2162604</text:p>
          </table:table-cell>
          <table:table-cell office:value-type="float" office:value="0.00003473129" calcext:value-type="float">
            <text:p>3,473129E-05</text:p>
          </table:table-cell>
          <table:table-cell office:value-type="float" office:value="0.1556614" calcext:value-type="float">
            <text:p>0,1556614</text:p>
          </table:table-cell>
          <table:table-cell office:value-type="float" office:value="0.00002552944" calcext:value-type="float">
            <text:p>2,552944E-05</text:p>
          </table:table-cell>
          <table:table-cell office:value-type="float" office:value="0.00004724985" calcext:value-type="float">
            <text:p>4,724985E-05</text:p>
          </table:table-cell>
          <table:table-cell office:value-type="float" office:value="82" calcext:value-type="float">
            <text:p>82</text:p>
          </table:table-cell>
          <table:table-cell office:value-type="float" office:value="0.05696974" calcext:value-type="float">
            <text:p>0,05696974</text:p>
          </table:table-cell>
          <table:table-cell office:value-type="float" office:value="0.1556615" calcext:value-type="float">
            <text:p>0,1556615</text:p>
          </table:table-cell>
          <table:table-cell office:value-type="float" office:value="0.04187594" calcext:value-type="float">
            <text:p>0,04187594</text:p>
          </table:table-cell>
          <table:table-cell office:value-type="float" office:value="0.07750395" calcext:value-type="float">
            <text:p>0,07750395</text:p>
          </table:table-cell>
          <table:table-cell office:value-type="float" office:value="82" calcext:value-type="float">
            <text:p>82</text:p>
          </table:table-cell>
          <table:table-cell office:value-type="float" office:value="239.9687" calcext:value-type="float">
            <text:p>239,9687</text:p>
          </table:table-cell>
          <table:table-cell office:value-type="float" office:value="0.07783073" calcext:value-type="float">
            <text:p>0,07783073</text:p>
          </table:table-cell>
          <table:table-cell office:value-type="float" office:value="205.5958" calcext:value-type="float">
            <text:p>205,5958</text:p>
          </table:table-cell>
          <table:table-cell office:value-type="float" office:value="280.0883" calcext:value-type="float">
            <text:p>280,0883</text:p>
          </table:table-cell>
          <table:table-cell office:value-type="float" office:value="82" calcext:value-type="float">
            <text:p>82</text:p>
          </table:table-cell>
          <table:table-cell office:value-type="float" office:value="1058.077" calcext:value-type="float">
            <text:p>1058,077</text:p>
          </table:table-cell>
          <table:table-cell office:value-type="float" office:value="1062.79" calcext:value-type="float">
            <text:p>1062,79</text:p>
          </table:table-cell>
          <table:table-cell office:value-type="float" office:value="-526.9642" calcext:value-type="float">
            <text:p>-526,9642</text:p>
          </table:table-cell>
          <table:table-cell office:value-type="float" office:value="0.6945009" calcext:value-type="float">
            <text:p>0,6945009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856" calcext:value-type="float">
            <text:p>172,3856</text:p>
          </table:table-cell>
          <table:table-cell office:value-type="float" office:value="3.564023" calcext:value-type="float">
            <text:p>3,564023</text:p>
          </table:table-cell>
          <table:table-cell table:number-columns-repeated="3"/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0.04939607" calcext:value-type="float">
            <text:p>0,04939607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0.03424283" calcext:value-type="float">
            <text:p>0,03424283</text:p>
          </table:table-cell>
          <table:table-cell office:value-type="float" office:value="0.07125497" calcext:value-type="float">
            <text:p>0,07125497</text:p>
          </table:table-cell>
          <table:table-cell office:value-type="float" office:value="145.5589" calcext:value-type="float">
            <text:p>145,5589</text:p>
          </table:table-cell>
          <table:table-cell office:value-type="float" office:value="119" calcext:value-type="float">
            <text:p>119</text:p>
          </table:table-cell>
          <table:table-cell office:value-type="float" office:value="0.186989" calcext:value-type="float">
            <text:p>0,186989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45.5589" calcext:value-type="float">
            <text:p>145,5589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g1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date" office:date-value="2020-04-23T23:22:40.86" calcext:value-type="date">
            <text:p>2020-04-23 23:22:40</text:p>
          </table:table-cell>
          <table:table-cell office:value-type="string" calcext:value-type="string">
            <text:p>ACDC\2019-natred\LuscMega-b-m-10mn-haz-cos-g10-mrt_7p5p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2" calcext:value-type="float">
            <text:p>2</text:p>
          </table:table-cell>
          <table:table-cell office:value-type="float" office:value="273.1929" calcext:value-type="float">
            <text:p>273,1929</text:p>
          </table:table-cell>
          <table:table-cell office:value-type="float" office:value="1057.635" calcext:value-type="float">
            <text:p>1057,635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2032301" calcext:value-type="float">
            <text:p>0,2032301</text:p>
          </table:table-cell>
          <table:table-cell office:value-type="float" office:value="0.06220853" calcext:value-type="float">
            <text:p>0,06220853</text:p>
          </table:table-cell>
          <table:table-cell office:value-type="float" office:value="0.2310907" calcext:value-type="float">
            <text:p>0,2310907</text:p>
          </table:table-cell>
          <table:table-cell office:value-type="float" office:value="0.00003504841" calcext:value-type="float">
            <text:p>3,504841E-05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0002572014" calcext:value-type="float">
            <text:p>2,572014E-05</text:p>
          </table:table-cell>
          <table:table-cell office:value-type="float" office:value="0.0000477599" calcext:value-type="float">
            <text:p>4,77599E-05</text:p>
          </table:table-cell>
          <table:table-cell office:value-type="float" office:value="82" calcext:value-type="float">
            <text:p>82</text:p>
          </table:table-cell>
          <table:table-cell office:value-type="float" office:value="0.05645426" calcext:value-type="float">
            <text:p>0,05645426</text:p>
          </table:table-cell>
          <table:table-cell office:value-type="float" office:value="0.1565046" calcext:value-type="float">
            <text:p>0,1565046</text:p>
          </table:table-cell>
          <table:table-cell office:value-type="float" office:value="0.04142874" calcext:value-type="float">
            <text:p>0,04142874</text:p>
          </table:table-cell>
          <table:table-cell office:value-type="float" office:value="0.07692929" calcext:value-type="float">
            <text:p>0,07692929</text:p>
          </table:table-cell>
          <table:table-cell office:value-type="float" office:value="82" calcext:value-type="float">
            <text:p>82</text:p>
          </table:table-cell>
          <table:table-cell office:value-type="float" office:value="238.8806" calcext:value-type="float">
            <text:p>238,8806</text:p>
          </table:table-cell>
          <table:table-cell office:value-type="float" office:value="0.07825229" calcext:value-type="float">
            <text:p>0,07825229</text:p>
          </table:table-cell>
          <table:table-cell office:value-type="float" office:value="204.4927" calcext:value-type="float">
            <text:p>204,4927</text:p>
          </table:table-cell>
          <table:table-cell office:value-type="float" office:value="279.0511" calcext:value-type="float">
            <text:p>279,0511</text:p>
          </table:table-cell>
          <table:table-cell office:value-type="float" office:value="82" calcext:value-type="float">
            <text:p>82</text:p>
          </table:table-cell>
          <table:table-cell office:value-type="float" office:value="1057.783" calcext:value-type="float">
            <text:p>1057,783</text:p>
          </table:table-cell>
          <table:table-cell office:value-type="float" office:value="1062.497" calcext:value-type="float">
            <text:p>1062,497</text:p>
          </table:table-cell>
          <table:table-cell office:value-type="float" office:value="-526.8174" calcext:value-type="float">
            <text:p>-526,8174</text:p>
          </table:table-cell>
          <table:table-cell office:value-type="float" office:value="0.6834104" calcext:value-type="float">
            <text:p>0,6834104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4803" calcext:value-type="float">
            <text:p>171,4803</text:p>
          </table:table-cell>
          <table:table-cell office:value-type="float" office:value="3.553778" calcext:value-type="float">
            <text:p>3,553778</text:p>
          </table:table-cell>
          <table:table-cell table:number-columns-repeated="3"/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0.0498471" calcext:value-type="float">
            <text:p>0,0498471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0.03450841" calcext:value-type="float">
            <text:p>0,03450841</text:p>
          </table:table-cell>
          <table:table-cell office:value-type="float" office:value="0.0720037" calcext:value-type="float">
            <text:p>0,0720037</text:p>
          </table:table-cell>
          <table:table-cell office:value-type="float" office:value="145.0575" calcext:value-type="float">
            <text:p>145,0575</text:p>
          </table:table-cell>
          <table:table-cell office:value-type="float" office:value="120" calcext:value-type="float">
            <text:p>120</text:p>
          </table:table-cell>
          <table:table-cell office:value-type="float" office:value="0.1876915" calcext:value-type="float">
            <text:p>0,1876915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45.0575" calcext:value-type="float">
            <text:p>145,0575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d35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1" calcext:value-type="date">
            <text:p>2020-04-23 23:22:41</text:p>
          </table:table-cell>
          <table:table-cell office:value-type="string" calcext:value-type="string">
            <text:p>ACDC\2019-natred\LuscMega-b-m-10mn-haz-cos-d350-ueeuffsp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5,908828E-05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3,432728E-05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-haz-cos-g15-d370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date" office:date-value="2020-04-23T23:22:41.05" calcext:value-type="date">
            <text:p>2020-04-23 23:22:41</text:p>
          </table:table-cell>
          <table:table-cell office:value-type="string" calcext:value-type="string">
            <text:p>ACDC\2019-natred\LuscMega-b-m-10mn-haz-cos-g15-d370-150pdrfn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43.7308" calcext:value-type="float">
            <text:p>43,7308</text:p>
          </table:table-cell>
          <table:table-cell office:value-type="float" office:value="828.1729" calcext:value-type="float">
            <text:p>828,1729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2852551" calcext:value-type="float">
            <text:p>0,2852551</text:p>
          </table:table-cell>
          <table:table-cell office:value-type="float" office:value="0.8848182" calcext:value-type="float">
            <text:p>0,8848182</text:p>
          </table:table-cell>
          <table:table-cell office:value-type="float" office:value="0.7841159" calcext:value-type="float">
            <text:p>0,7841159</text:p>
          </table:table-cell>
          <table:table-cell office:value-type="float" office:value="0.0000595747" calcext:value-type="float">
            <text:p>5,95747E-05</text:p>
          </table:table-cell>
          <table:table-cell office:value-type="float" office:value="0.3011801" calcext:value-type="float">
            <text:p>0,3011801</text:p>
          </table:table-cell>
          <table:table-cell office:value-type="float" office:value="0.00003309517" calcext:value-type="float">
            <text:p>3,309517E-05</text:p>
          </table:table-cell>
          <table:table-cell office:value-type="float" office:value="0.0001072406" calcext:value-type="float">
            <text:p>0,0001072406</text:p>
          </table:table-cell>
          <table:table-cell office:value-type="float" office:value="69" calcext:value-type="float">
            <text:p>69</text:p>
          </table:table-cell>
          <table:table-cell office:value-type="float" office:value="0.2452249" calcext:value-type="float">
            <text:p>0,2452249</text:p>
          </table:table-cell>
          <table:table-cell office:value-type="float" office:value="0.3011802" calcext:value-type="float">
            <text:p>0,3011802</text:p>
          </table:table-cell>
          <table:table-cell office:value-type="float" office:value="0.1362283" calcext:value-type="float">
            <text:p>0,1362283</text:p>
          </table:table-cell>
          <table:table-cell office:value-type="float" office:value="0.4414301" calcext:value-type="float">
            <text:p>0,4414301</text:p>
          </table:table-cell>
          <table:table-cell office:value-type="float" office:value="69" calcext:value-type="float">
            <text:p>69</text:p>
          </table:table-cell>
          <table:table-cell office:value-type="float" office:value="183.2247" calcext:value-type="float">
            <text:p>183,2247</text:p>
          </table:table-cell>
          <table:table-cell office:value-type="float" office:value="0.1505901" calcext:value-type="float">
            <text:p>0,1505901</text:p>
          </table:table-cell>
          <table:table-cell office:value-type="float" office:value="135.9078" calcext:value-type="float">
            <text:p>135,9078</text:p>
          </table:table-cell>
          <table:table-cell office:value-type="float" office:value="247.0152" calcext:value-type="float">
            <text:p>247,0152</text:p>
          </table:table-cell>
          <table:table-cell office:value-type="float" office:value="69" calcext:value-type="float">
            <text:p>69</text:p>
          </table:table-cell>
          <table:table-cell office:value-type="float" office:value="828.3494" calcext:value-type="float">
            <text:p>828,3494</text:p>
          </table:table-cell>
          <table:table-cell office:value-type="float" office:value="832.6983" calcext:value-type="float">
            <text:p>832,6983</text:p>
          </table:table-cell>
          <table:table-cell office:value-type="float" office:value="-412.0865" calcext:value-type="float">
            <text:p>-412,0865</text:p>
          </table:table-cell>
          <table:table-cell office:value-type="float" office:value="0.9851687" calcext:value-type="float">
            <text:p>0,9851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 office:value-type="float" office:value="2.162544" calcext:value-type="float">
            <text:p>2,162544</text:p>
          </table:table-cell>
          <table:table-cell table:number-columns-repeated="3"/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0.0716164" calcext:value-type="float">
            <text:p>0,0716164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0.03827026" calcext:value-type="float">
            <text:p>0,03827026</text:p>
          </table:table-cell>
          <table:table-cell office:value-type="float" office:value="0.1340181" calcext:value-type="float">
            <text:p>0,1340181</text:p>
          </table:table-cell>
          <table:table-cell office:value-type="float" office:value="90.20992" calcext:value-type="float">
            <text:p>90,20992</text:p>
          </table:table-cell>
          <table:table-cell office:value-type="float" office:value="172" calcext:value-type="float">
            <text:p>172</text:p>
          </table:table-cell>
          <table:table-cell office:value-type="float" office:value="0.3234487" calcext:value-type="float">
            <text:p>0,3234487</text:p>
          </table:table-cell>
          <table:table-cell office:value-type="float" office:value="92" calcext:value-type="float">
            <text:p>92</text:p>
          </table:table-cell>
          <table:table-cell office:value-type="float" office:value="322" calcext:value-type="float">
            <text:p>322</text:p>
          </table:table-cell>
          <table:table-cell office:value-type="float" office:value="90.20992" calcext:value-type="float">
            <text:p>90,20992</text:p>
          </table:table-cell>
        </table:table-row>
        <table:table-row table:style-name="ro1" table:number-rows-repeated="1048507">
          <table:table-cell table:number-columns-repeated="81"/>
        </table:table-row>
        <table:table-row table:style-name="ro1"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04-23T22:41:29</meta:creation-date>
    <dc:date>2020-04-23T23:23:36.905000000</dc:date>
    <meta:generator>LibreOffice/6.3.2.2$Windows_x86 LibreOffice_project/98b30e735bda24bc04ab42594c85f7fd8be07b9c</meta:generator>
    <dc:creator>Jean-Philippe Meuret</dc:creator>
    <meta:editing-duration>PT29S</meta:editing-duration>
    <meta:editing-cycles>1</meta:editing-cycles>
    <meta:document-statistic meta:table-count="1" meta:cell-count="5035" meta:object-count="0"/>
    <meta:user-defined meta:name="AppVersion">3.0</meta:user-defined>
  </office:meta>
</office:document-meta>
</file>